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paragraph-rsid="0007c77f"/>
    </style:style>
    <style:style style:name="P4" style:family="paragraph" style:parent-style-name="Text_20_body">
      <style:paragraph-properties fo:margin-left="0cm" fo:margin-right="0cm" fo:text-align="center" style:justify-single-word="false" fo:text-indent="0.499cm" style:auto-text-indent="false"/>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color="#6666ff"/>
    </style:style>
    <style:style style:name="P1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color="#00ccff"/>
    </style:style>
    <style:style style:name="P13" style:family="paragraph" style:parent-style-name="Text_20_body">
      <style:paragraph-properties fo:margin-left="0cm" fo:margin-right="0cm" fo:text-align="justify" style:justify-single-word="false" fo:text-indent="0.499cm" style:auto-text-indent="false"/>
      <style:text-properties fo:color="#800000"/>
    </style:style>
    <style:style style:name="P14"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color="#66ffff"/>
    </style:style>
    <style:style style:name="P1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0"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26"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7" style:family="paragraph" style:parent-style-name="Text_20_body">
      <style:text-properties fo:language="ru" fo:country="RU"/>
    </style:style>
    <style:style style:name="P28" style:family="paragraph" style:parent-style-name="Text_20_body">
      <style:paragraph-properties fo:text-align="justify" style:justify-single-word="false"/>
      <style:text-properties fo:language="ru" fo:country="RU"/>
    </style:style>
    <style:style style:name="P29" style:family="paragraph" style:parent-style-name="Text_20_body">
      <style:paragraph-properties fo:text-align="justify" style:justify-single-word="false"/>
    </style:style>
    <style:style style:name="P30" style:family="paragraph" style:parent-style-name="Text_20_body">
      <style:paragraph-properties fo:margin-top="0cm" fo:margin-bottom="0.212cm" style:contextual-spacing="false" fo:text-align="justify" style:justify-single-word="false"/>
      <style:text-properties fo:language="ru" fo:country="RU"/>
    </style:style>
    <style:style style:name="P31" style:family="paragraph" style:parent-style-name="Text_20_body">
      <style:paragraph-properties fo:margin-top="0cm" fo:margin-bottom="0.212cm" style:contextual-spacing="false" fo:text-align="justify" style:justify-single-word="false"/>
      <style:text-properties fo:language="en" fo:country="US"/>
    </style:style>
    <style:style style:name="P32"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3"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34"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3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36" style:family="paragraph" style:parent-style-name="First_20_line_20_indent">
      <style:text-properties fo:language="ru" fo:country="RU"/>
    </style:style>
    <style:style style:name="P37" style:family="paragraph" style:parent-style-name="First_20_line_20_indent">
      <style:text-properties fo:font-size="15pt" fo:language="ru" fo:country="RU" style:font-size-asian="15pt" style:font-size-complex="15pt"/>
    </style:style>
    <style:style style:name="P38" style:family="paragraph" style:parent-style-name="First_20_line_20_indent">
      <style:paragraph-properties fo:margin-left="0cm" fo:margin-right="0cm" fo:text-indent="0cm" style:auto-text-indent="false"/>
      <style:text-properties fo:language="ru" fo:country="RU"/>
    </style:style>
    <style:style style:name="P39"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4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4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4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4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4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6" style:family="paragraph" style:parent-style-name="Text_20_body">
      <style:paragraph-properties fo:margin-left="0cm" fo:margin-right="0cm" fo:text-align="justify" style:justify-single-word="false" fo:text-indent="0cm" style:auto-text-indent="false"/>
    </style:style>
    <style:style style:name="P47"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cm" style:auto-text-indent="false"/>
      <style:text-properties fo:language="en" fo:country="US"/>
    </style:style>
    <style:style style:name="P49" style:family="paragraph" style:parent-style-name="Text_20_body">
      <style:paragraph-properties fo:margin-left="0cm" fo:margin-right="0cm" fo:text-align="center" style:justify-single-word="false" fo:text-indent="0cm" style:auto-text-indent="false"/>
    </style:style>
    <style:style style:name="P50" style:family="paragraph" style:parent-style-name="Text_20_body">
      <style:paragraph-properties fo:margin-left="0cm" fo:margin-right="0cm" fo:text-align="justify" style:justify-single-word="false" fo:text-indent="0cm" style:auto-text-indent="false"/>
      <style:text-properties fo:color="#800000"/>
    </style:style>
    <style:style style:name="P5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2" style:family="paragraph" style:parent-style-name="Contents_20_2">
      <style:paragraph-properties>
        <style:tab-stops>
          <style:tab-stop style:position="18.424cm" style:type="right" style:leader-style="dotted" style:leader-text="."/>
        </style:tab-stops>
      </style:paragraph-properties>
    </style:style>
    <style:style style:name="P53" style:family="paragraph" style:parent-style-name="Contents_20_1">
      <style:paragraph-properties>
        <style:tab-stops>
          <style:tab-stop style:position="18.923cm" style:type="right" style:leader-style="dotted" style:leader-text="."/>
        </style:tab-stops>
      </style:paragraph-properties>
    </style:style>
    <style:style style:name="P54" style:family="paragraph" style:parent-style-name="Contents_20_3">
      <style:paragraph-properties>
        <style:tab-stops>
          <style:tab-stop style:position="17.925cm" style:type="right" style:leader-style="dotted" style:leader-text="."/>
        </style:tab-stops>
      </style:paragraph-properties>
    </style:style>
    <style:style style:name="P55" style:family="paragraph" style:parent-style-name="Heading_20_1">
      <style:paragraph-properties fo:margin-left="0cm" fo:margin-right="0cm" fo:text-align="center" style:justify-single-word="false" fo:text-indent="0.499cm" style:auto-text-indent="false"/>
    </style:style>
    <style:style style:name="P56" style:family="paragraph" style:parent-style-name="Heading_20_2">
      <style:text-properties fo:language="ru" fo:country="RU"/>
    </style:style>
    <style:style style:name="P57" style:family="paragraph" style:parent-style-name="Heading_20_2">
      <style:paragraph-properties fo:margin-left="0cm" fo:margin-right="0cm" fo:text-indent="0.499cm" style:auto-text-indent="false"/>
    </style:style>
    <style:style style:name="P58" style:family="paragraph" style:parent-style-name="First_20_line_20_indent" style:list-style-name="L18">
      <style:text-properties fo:language="ru" fo:country="RU"/>
    </style:style>
    <style:style style:name="P59" style:family="paragraph" style:parent-style-name="First_20_line_20_indent" style:list-style-name="L19">
      <style:text-properties fo:language="ru" fo:country="RU"/>
    </style:style>
    <style:style style:name="P60" style:family="paragraph" style:parent-style-name="First_20_line_20_indent" style:list-style-name="L19">
      <style:paragraph-properties fo:margin-left="0cm" fo:margin-right="0cm" fo:text-indent="0cm" style:auto-text-indent="false"/>
      <style:text-properties fo:language="ru" fo:country="RU"/>
    </style:style>
    <style:style style:name="P61" style:family="paragraph" style:parent-style-name="Text_20_body" style:list-style-name="L1">
      <style:paragraph-properties fo:text-align="justify" style:justify-single-word="false"/>
    </style:style>
    <style:style style:name="P62" style:family="paragraph" style:parent-style-name="Text_20_body" style:list-style-name="L1">
      <style:paragraph-properties fo:text-align="justify" style:justify-single-word="false"/>
      <style:text-properties fo:language="ru" fo:country="RU"/>
    </style:style>
    <style:style style:name="P63" style:family="paragraph" style:parent-style-name="Text_20_body" style:list-style-name="L2">
      <style:paragraph-properties fo:text-align="justify" style:justify-single-word="false"/>
      <style:text-properties fo:language="ru" fo:country="RU"/>
    </style:style>
    <style:style style:name="P64" style:family="paragraph" style:parent-style-name="Text_20_body" style:list-style-name="L10">
      <style:paragraph-properties fo:text-align="justify" style:justify-single-word="false"/>
      <style:text-properties fo:language="ru" fo:country="RU"/>
    </style:style>
    <style:style style:name="P65" style:family="paragraph" style:parent-style-name="Text_20_body" style:list-style-name="L11">
      <style:paragraph-properties fo:text-align="justify" style:justify-single-word="false"/>
      <style:text-properties fo:language="ru" fo:country="RU"/>
    </style:style>
    <style:style style:name="P66" style:family="paragraph" style:parent-style-name="Text_20_body" style:list-style-name="L12">
      <style:paragraph-properties fo:text-align="justify" style:justify-single-word="false"/>
      <style:text-properties fo:language="ru" fo:country="RU"/>
    </style:style>
    <style:style style:name="P67" style:family="paragraph" style:parent-style-name="Text_20_body" style:list-style-name="L3">
      <style:text-properties fo:language="ru" fo:country="RU"/>
    </style:style>
    <style:style style:name="P68" style:family="paragraph" style:parent-style-name="Text_20_body" style:list-style-name="L8">
      <style:text-properties fo:language="ru" fo:country="RU"/>
    </style:style>
    <style:style style:name="P69" style:family="paragraph" style:parent-style-name="Text_20_body" style:list-style-name="L9">
      <style:text-properties fo:language="ru" fo:country="RU"/>
    </style:style>
    <style:style style:name="P7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font-style="italic" officeooo:paragraph-rsid="000d67e4"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font-style="italic" officeooo:paragraph-rsid="000edaf6"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style:text-properties officeooo:paragraph-rsid="0009b79f"/>
    </style:style>
    <style:style style:name="P74" style:family="paragraph" style:parent-style-name="Text_20_body">
      <style:paragraph-properties fo:margin-left="0cm" fo:margin-right="0cm" fo:text-align="justify" style:justify-single-word="false" fo:text-indent="0.499cm" style:auto-text-indent="false"/>
      <style:text-properties officeooo:paragraph-rsid="000b95c9"/>
    </style:style>
    <style:style style:name="P75" style:family="paragraph" style:parent-style-name="Text_20_body">
      <style:paragraph-properties fo:margin-left="0cm" fo:margin-right="0cm" fo:text-align="justify" style:justify-single-word="false" fo:text-indent="0.499cm" style:auto-text-indent="false"/>
      <style:text-properties officeooo:paragraph-rsid="000c3518"/>
    </style:style>
    <style:style style:name="P76" style:family="paragraph" style:parent-style-name="Text_20_body">
      <style:paragraph-properties fo:margin-left="0cm" fo:margin-right="0cm" fo:text-align="justify" style:justify-single-word="false" fo:text-indent="0.499cm" style:auto-text-indent="false"/>
      <style:text-properties officeooo:paragraph-rsid="000c9f45"/>
    </style:style>
    <style:style style:name="P77" style:family="paragraph" style:parent-style-name="Text_20_body">
      <style:paragraph-properties fo:margin-left="0cm" fo:margin-right="0cm" fo:text-align="justify" style:justify-single-word="false" fo:text-indent="0.499cm" style:auto-text-indent="false"/>
      <style:text-properties officeooo:paragraph-rsid="000d67e4"/>
    </style:style>
    <style:style style:name="P78" style:family="paragraph" style:parent-style-name="Text_20_body">
      <style:paragraph-properties fo:margin-left="0cm" fo:margin-right="0cm" fo:text-align="justify" style:justify-single-word="false" fo:text-indent="0.499cm" style:auto-text-indent="false"/>
      <style:text-properties officeooo:paragraph-rsid="000edaf6"/>
    </style:style>
    <style:style style:name="P79" style:family="paragraph" style:parent-style-name="Text_20_body">
      <style:paragraph-properties fo:margin-left="0cm" fo:margin-right="0cm" fo:text-align="justify" style:justify-single-word="false" fo:text-indent="0.499cm" style:auto-text-indent="false"/>
      <style:text-properties officeooo:paragraph-rsid="0010812c"/>
    </style:style>
    <style:style style:name="P80" style:family="paragraph" style:parent-style-name="Text_20_body">
      <style:paragraph-properties fo:margin-left="0cm" fo:margin-right="0cm" fo:text-align="justify" style:justify-single-word="false" fo:text-indent="0.499cm" style:auto-text-indent="false"/>
      <style:text-properties officeooo:paragraph-rsid="0010ac82"/>
    </style:style>
    <style:style style:name="P81" style:family="paragraph" style:parent-style-name="Text_20_body">
      <style:paragraph-properties fo:margin-left="0cm" fo:margin-right="0cm" fo:text-align="justify" style:justify-single-word="false" fo:text-indent="0.499cm" style:auto-text-indent="false"/>
      <style:text-properties officeooo:paragraph-rsid="00121ca4"/>
    </style:style>
    <style:style style:name="P82" style:family="paragraph" style:parent-style-name="Text_20_body">
      <style:paragraph-properties fo:margin-left="0cm" fo:margin-right="0cm" fo:text-align="justify" style:justify-single-word="false" fo:text-indent="0.499cm" style:auto-text-indent="false"/>
      <style:text-properties fo:color="#800000" officeooo:paragraph-rsid="000b95c9"/>
    </style:style>
    <style:style style:name="P83" style:family="paragraph" style:parent-style-name="Text_20_body">
      <style:paragraph-properties fo:margin-left="0cm" fo:margin-right="0cm" fo:text-align="justify" style:justify-single-word="false" fo:text-indent="0.499cm" style:auto-text-indent="false"/>
      <style:text-properties fo:color="#800000" officeooo:paragraph-rsid="000c9f45"/>
    </style:style>
    <style:style style:name="P84" style:family="paragraph" style:parent-style-name="Text_20_body">
      <style:paragraph-properties fo:margin-left="0cm" fo:margin-right="0cm" fo:text-align="justify" style:justify-single-word="false" fo:text-indent="0.499cm" style:auto-text-indent="false"/>
      <style:text-properties fo:color="#800000" officeooo:paragraph-rsid="000d67e4"/>
    </style:style>
    <style:style style:name="P85" style:family="paragraph" style:parent-style-name="Text_20_body">
      <style:paragraph-properties fo:margin-left="0cm" fo:margin-right="0cm" fo:text-align="center" style:justify-single-word="false" fo:text-indent="0.499cm" style:auto-text-indent="false"/>
      <style:text-properties officeooo:paragraph-rsid="000edaf6"/>
    </style:style>
    <style:style style:name="P86"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87"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88"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89"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0"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1"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92"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93"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94"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95"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96"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97"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fo:background-color="transparent"/>
    </style:style>
    <style:style style:name="P98" style:family="paragraph" style:parent-style-name="Text_20_body" style:list-style-name="L22">
      <style:paragraph-properties fo:margin-top="0cm" fo:margin-bottom="0.212cm" style:contextual-spacing="false" fo:text-align="justify" style:justify-single-word="false"/>
      <style:text-properties style:use-window-font-color="true" fo:language="ru" fo:country="RU"/>
    </style:style>
    <style:style style:name="P99" style:family="paragraph" style:parent-style-name="Text_20_body" style:list-style-name="L23">
      <style:paragraph-properties fo:margin-top="0cm" fo:margin-bottom="0.212cm" style:contextual-spacing="false" fo:text-align="justify" style:justify-single-word="false"/>
      <style:text-properties fo:language="en" fo:country="US"/>
    </style:style>
    <style:style style:name="P100" style:family="paragraph" style:parent-style-name="Text_20_body" style:list-style-name="L23">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07c77f"/>
    </style:style>
    <style:style style:name="T3" style:family="text">
      <style:text-properties fo:language="ru" fo:country="RU" officeooo:rsid="0009b79f"/>
    </style:style>
    <style:style style:name="T4" style:family="text">
      <style:text-properties fo:language="ru" fo:country="RU" officeooo:rsid="000d67e4"/>
    </style:style>
    <style:style style:name="T5" style:family="text">
      <style:text-properties fo:language="ru" fo:country="RU" officeooo:rsid="000edaf6"/>
    </style:style>
    <style:style style:name="T6" style:family="text">
      <style:text-properties fo:language="ru" fo:country="RU" officeooo:rsid="0010ac82"/>
    </style:style>
    <style:style style:name="T7" style:family="text">
      <style:text-properties fo:language="ru" fo:country="RU" officeooo:rsid="00121ca4"/>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officeooo:rsid="0007c77f"/>
    </style:style>
    <style:style style:name="T11" style:family="text">
      <style:text-properties fo:language="en" fo:country="US" officeooo:rsid="0009b79f"/>
    </style:style>
    <style:style style:name="T12" style:family="text">
      <style:text-properties fo:language="en" fo:country="US" officeooo:rsid="000b95c9"/>
    </style:style>
    <style:style style:name="T13" style:family="text">
      <style:text-properties fo:language="en" fo:country="US" officeooo:rsid="000c9f45"/>
    </style:style>
    <style:style style:name="T14" style:family="text">
      <style:text-properties fo:language="en" fo:country="US" officeooo:rsid="000d67e4"/>
    </style:style>
    <style:style style:name="T15" style:family="text">
      <style:text-properties fo:language="en" fo:country="US" officeooo:rsid="000edaf6"/>
    </style:style>
    <style:style style:name="T16" style:family="text">
      <style:text-properties fo:language="en" fo:country="US" officeooo:rsid="0010812c"/>
    </style:style>
    <style:style style:name="T17" style:family="text">
      <style:text-properties fo:language="en" fo:country="US" officeooo:rsid="0010ac82"/>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officeooo:rsid="000d67e4"/>
    </style:style>
    <style:style style:name="T25" style:family="text">
      <style:text-properties fo:color="#800000" fo:language="ru" fo:country="RU" officeooo:rsid="000edaf6"/>
    </style:style>
    <style:style style:name="T26" style:family="text">
      <style:text-properties fo:color="#800000" fo:language="ru" fo:country="RU" officeooo:rsid="0010ac82"/>
    </style:style>
    <style:style style:name="T27" style:family="text">
      <style:text-properties fo:color="#800000" fo:language="en" fo:country="US"/>
    </style:style>
    <style:style style:name="T28" style:family="text">
      <style:text-properties fo:color="#800000" fo:language="en" fo:country="US" officeooo:rsid="0007c77f"/>
    </style:style>
    <style:style style:name="T29" style:family="text">
      <style:text-properties fo:color="#800000" fo:language="en" fo:country="US" officeooo:rsid="0009b79f"/>
    </style:style>
    <style:style style:name="T30" style:family="text">
      <style:text-properties fo:color="#800000" fo:language="en" fo:country="US" officeooo:rsid="000c9f45"/>
    </style:style>
    <style:style style:name="T31" style:family="text">
      <style:text-properties fo:color="#ff6600"/>
    </style:style>
    <style:style style:name="T32" style:family="text">
      <style:text-properties fo:color="#ff6600" fo:language="ru" fo:country="RU"/>
    </style:style>
    <style:style style:name="T33" style:family="text">
      <style:text-properties fo:color="#ff6600" fo:language="ru" fo:country="RU" fo:font-style="normal" style:font-style-asian="normal" style:font-style-complex="normal"/>
    </style:style>
    <style:style style:name="T34" style:family="text">
      <style:text-properties fo:font-weight="bold" style:font-weight-asian="bold" style:font-weight-complex="bold"/>
    </style:style>
    <style:style style:name="T35" style:family="text">
      <style:text-properties style:use-window-font-color="true"/>
    </style:style>
    <style:style style:name="T36" style:family="text">
      <style:text-properties fo:background-color="transparent"/>
    </style:style>
    <style:style style:name="T37" style:family="text">
      <style:text-properties officeooo:rsid="0007c77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3">Последний фанфик<text:tab/>1</text:p>
          <text:p text:style-name="P52">Прочитанные фанфики<text:tab/>2</text:p>
          <text:p text:style-name="P54">Лучшие<text:tab/>2</text:p>
          <text:p text:style-name="P54">Похуже<text:tab/>2</text:p>
          <text:p text:style-name="P52">Идеи<text:tab/>3</text:p>
          <text:p text:style-name="P52">Факты об Эквестрии (согласовать с вики)<text:tab/>4</text:p>
          <text:p text:style-name="P52">Действующие лица<text:tab/>6</text:p>
          <text:p text:style-name="P54">Макс<text:tab/>6</text:p>
          <text:p text:style-name="P54">Влад<text:tab/>6</text:p>
          <text:p text:style-name="P54">Нексус<text:tab/>6</text:p>
          <text:p text:style-name="P54">Селестия<text:tab/>6</text:p>
          <text:p text:style-name="P54">Луна<text:tab/>6</text:p>
          <text:p text:style-name="P54">Дискорд<text:tab/>6</text:p>
          <text:p text:style-name="P54">Твайлайт Спаркл<text:tab/>6</text:p>
          <text:p text:style-name="P54">Спайк<text:tab/>7</text:p>
          <text:p text:style-name="P54">Рэрити<text:tab/>7</text:p>
          <text:p text:style-name="P54">Рэйнбоу Дэш<text:tab/>7</text:p>
          <text:p text:style-name="P54">Пинки Пай<text:tab/>7</text:p>
          <text:p text:style-name="P54">Эпплджек<text:tab/>7</text:p>
          <text:p text:style-name="P54">Флаттершай<text:tab/>7</text:p>
          <text:p text:style-name="P54">Кимеринн Брэйвкнайт<text:tab/>7</text:p>
          <text:p text:style-name="P54">Хорст Мэдтроттер<text:tab/>7</text:p>
          <text:p text:style-name="P54">Калрус Клодвэй<text:tab/>7</text:p>
          <text:p text:style-name="P54">Алекс<text:tab/>7</text:p>
          <text:p text:style-name="P54">Ростик<text:tab/>7</text:p>
          <text:p text:style-name="P54">Стас<text:tab/>8</text:p>
          <text:p text:style-name="P54">Рома<text:tab/>8</text:p>
          <text:p text:style-name="P54">Анджела<text:tab/>8</text:p>
          <text:p text:style-name="P52">Положения<text:tab/>8</text:p>
          <text:p text:style-name="P52">Сноски<text:tab/>8</text:p>
          <text:p text:style-name="P52">Сюжет (кратко)<text:tab/>8</text:p>
          <text:p text:style-name="P52">Сюжет (детально)<text:tab/>9</text:p>
          <text:p text:style-name="P52">Терра<text:tab/>9</text:p>
          <text:p text:style-name="P52">Замок принцесс<text:tab/>15</text:p>
          <text:p text:style-name="P52">Кантерлот<text:tab/>20</text:p>
          <text:p text:style-name="P52">Рассказ Селестии (“1001 ночь”)<text:tab/>22</text:p>
          <text:p text:style-name="P52">ЛСД-чаепитие<text:tab/>24</text:p>
          <text:p text:style-name="P52">Рейд пони-рэйнджеров<text:tab/>26</text:p>
          <text:p text:style-name="P52">Рейд пони-рэйнджеров-2 (продолжение рейда пони-рэйнджеров)<text:tab/>29</text:p>
          <text:p text:style-name="P52">Продолжение ЛСД-чаепития<text:tab/>32</text:p>
          <text:p text:style-name="P52">В библиотеке замка Селестии<text:tab/>34</text:p>
          <text:p text:style-name="P52">Понивилль<text:tab/>36</text:p>
          <text:p text:style-name="P52">Знакомство с Элементами Гармонии<text:tab/>39</text:p>
          <text:p text:style-name="P52">Первый сеанс двойного сна. Рэрити<text:tab/>42</text:p>
          <text:p text:style-name="P52">Сон Макса<text:tab/>44</text:p>
          <text:p text:style-name="P52">День с Пинки<text:tab/>45</text:p>
          <text:p text:style-name="P52">День с Рэйнбоу Дэш<text:tab/>46</text:p>
          <text:p text:style-name="P52"><text:soft-page-break/>Сон Рэрити<text:tab/>53</text:p>
          <text:p text:style-name="P52">Озарение<text:tab/>72</text:p>
          <text:p text:style-name="P52">Почти.<text:tab/>74</text:p>
          <text:p text:style-name="P52">Дискорд<text:tab/>74</text:p>
          <text:p text:style-name="P52">Селестия<text:tab/>77</text:p>
          <text:p text:style-name="P52">Назад, в Эквестрию<text:tab/>82</text:p>
          <text:p text:style-name="P53">Беседа за столиком в ночи<text:tab/>83</text:p>
          <text:p text:style-name="P52">Земля<text:tab/>92</text:p>
        </text:index-body>
      </text:table-of-content>
      <text:p text:style-name="P2"/>
      <text:p text:style-name="P2"/>
      <text:p text:style-name="P5">Оригинал (недоступен, «спасибо» гуглу):</text:p>
      <text:p text:style-name="P2"><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2"/>
      <text:h text:style-name="Heading_20_2" text:outline-level="2">Прочитанные фанфики</text:h>
      <text:h text:style-name="Heading_20_3" text:outline-level="3">Лучшие</text:h>
      <text:p text:style-name="P2"><text:a xlink:type="simple" xlink:href="http://everypony.ru/fanfik-na-dosuge-iskrenne-tvoya" text:style-name="Internet_20_link">http://everypony.ru/fanfik-na-dosuge-iskrenne-tvoya</text:a></text:p>
      <text:p text:style-name="P2"><text:a xlink:type="simple" xlink:href="http://everypony.ru/rasskaz-tysyacha-let-v-odinochestve" text:style-name="Internet_20_link">http://everypony.ru/rasskaz-tysyacha-let-v-odinochestve</text:a></text:p>
      <text:p text:style-name="P2"><text:a xlink:type="simple" xlink:href="https://darkpony.ru/vechno-moloda" text:style-name="Internet_20_link">https://darkpony.ru/vechno-moloda</text:a></text:p>
      <text:p text:style-name="P2"><text:a xlink:type="simple" xlink:href="https://darkpony.ru/tvajlajt-sparkl-zavarivaet-chaj/" text:style-name="Internet_20_link">https://darkpony.ru/tvajlajt-sparkl-zavarivaet-chaj/</text:a></text:p>
      <text:p text:style-name="P2"><text:a xlink:type="simple" xlink:href="http://everypony.ru/instrukciya-po-pravilnomu-shippingu" text:style-name="Internet_20_link">http://everypony.ru/instrukciya-po-pravilnomu-shippingu</text:a></text:p>
      <text:p text:style-name="P2"><text:a xlink:type="simple" xlink:href="https://darkpony.ru/pastoralnyj-fanfik-pro-krizalis" text:style-name="Internet_20_link">https://darkpony.ru/pastoralnyj-fanfik-pro-krizalis</text:a></text:p>
      <text:p text:style-name="P2"><text:a xlink:type="simple" xlink:href="http://everypony.ru/kogda-mne-bylo-tridcat" text:style-name="Internet_20_link">http://everypony.ru/kogda-mne-bylo-tridcat</text:a></text:p>
      <text:p text:style-name="P2"><text:a xlink:type="simple" xlink:href="https://darkpony.ru/samoe-zavetnoe-zhelanie/" text:style-name="Internet_20_link">https://darkpony.ru/samoe-zavetnoe-zhelanie/</text:a></text:p>
      <text:p text:style-name="P2"><text:a xlink:type="simple" xlink:href="https://darkpony.ru/rent-a-love" text:style-name="Internet_20_link">https://darkpony.ru/rent-a-love</text:a></text:p>
      <text:p text:style-name="P2"><text:a xlink:type="simple" xlink:href="https://darkpony.ru/rent-a-love-never-ever/" text:style-name="Internet_20_link">https://darkpony.ru/rent-a-love-never-ever/</text:a></text:p>
      <text:p text:style-name="P2"><text:a xlink:type="simple" xlink:href="http://everypony.ru/fanfik-na-dosuge-princessa-selestiya-nenavidit-chaj" text:style-name="Internet_20_link">http://everypony.ru/fanfik-na-dosuge-princessa-selestiya-nenavidit-chaj</text:a></text:p>
      <text:p text:style-name="P2"><text:a xlink:type="simple" xlink:href="https://darkpony.ru/to-chto-ty-ne-xochesh-znat/" text:style-name="Internet_20_link">https://darkpony.ru/to-chto-ty-ne-xochesh-znat/</text:a></text:p>
      <text:p text:style-name="P2"/>
      <text:h text:style-name="Heading_20_3" text:outline-level="3">Похуже</text:h>
      <text:p text:style-name="P2"><text:a xlink:type="simple" xlink:href="http://everypony.ru/rasskaz-zabiraj" text:style-name="Internet_20_link">http://everypony.ru/rasskaz-zabiraj</text:a></text:p>
      <text:p text:style-name="P2"><text:a xlink:type="simple" xlink:href="http://stories.everypony.ru/story/32/download/Selestiya_tozhe_lyubit_maffiny.html.zip" text:style-name="Internet_20_link">http://stories.everypony.ru/story/32/download/Selestiya_tozhe_lyubit_maffiny.html.zip</text:a></text:p>
      <text:p text:style-name="P2"><text:a xlink:type="simple" xlink:href="http://everypony.ru/rasskaz-upavshee-nebo" text:style-name="Internet_20_link">http://everypony.ru/rasskaz-upavshee-nebo</text:a></text:p>
      <text:p text:style-name="P2"><text:a xlink:type="simple" xlink:href="http://everypony.ru/rasskaz-fabrika-radug" text:style-name="Internet_20_link">http://everypony.ru/rasskaz-fabrika-radug</text:a></text:p>
      <text:p text:style-name="P2"><text:a xlink:type="simple" xlink:href="http://everypony.ru/rasskaz-po-tu-storonu-radugi" text:style-name="Internet_20_link">http://everypony.ru/rasskaz-po-tu-storonu-radugi</text:a></text:p>
      <text:p text:style-name="P2"><text:a xlink:type="simple" xlink:href="http://everypony.ru/rasskaz-iz-chego-sostoit-raduga" text:style-name="Internet_20_link">http://everypony.ru/rasskaz-iz-chego-sostoit-raduga</text:a></text:p>
      <text:p text:style-name="P2"><text:a xlink:type="simple" xlink:href="http://everypony.ru/rasskaz-i-krylyami-svoimi-ya-ukroyu-tebya" text:style-name="Internet_20_link">http://everypony.ru/rasskaz-i-krylyami-svoimi-ya-ukroyu-tebya</text:a></text:p>
      <text:p text:style-name="P2"><text:soft-page-break/><text:a xlink:type="simple" xlink:href="https://darkpony.ru/ksenofiliya/" text:style-name="Internet_20_link">https://darkpony.ru/ksenofiliya/</text:a></text:p>
      <text:p text:style-name="P2"><text:a xlink:type="simple" xlink:href="https://darkpony.ru/xudozhnik-v-ekvestrii-dobavlena-sedmaya-glava/" text:style-name="Internet_20_link">https://darkpony.ru/xudozhnik-v-ekvestrii-dobavlena-sedmaya-glava/</text:a></text:p>
      <text:p text:style-name="P2"><text:a xlink:type="simple" xlink:href="https://darkpony.ru/ulybka-aktrisy/" text:style-name="Internet_20_link">https://darkpony.ru/ulybka-aktrisy/</text:a></text:p>
      <text:p text:style-name="P2"><text:a xlink:type="simple" xlink:href="https://darkpony.ru/liniya-gorizonta/" text:style-name="Internet_20_link">https://darkpony.ru/liniya-gorizonta/</text:a></text:p>
      <text:p text:style-name="P2"><text:a xlink:type="simple" xlink:href="http://everypony.ru/rasskaz-svet-vo-tme" text:style-name="Internet_20_link">http://everypony.ru/rasskaz-svet-vo-tme</text:a></text:p>
      <text:p text:style-name="P2"><text:a xlink:type="simple" xlink:href="http://everypony.ru/rasskaz-apollon" text:style-name="Internet_20_link">http://everypony.ru/rasskaz-apollon</text:a></text:p>
      <text:p text:style-name="P2"><text:a xlink:type="simple" xlink:href="http://everypony.ru/rasskaz-ponifikaciya-stroptivyx" text:style-name="Internet_20_link">http://everypony.ru/rasskaz-ponifikaciya-stroptivyx</text:a></text:p>
      <text:p text:style-name="P2"><text:a xlink:type="simple" xlink:href="http://everypony.ru/ponytopia" text:style-name="Internet_20_link">http://everypony.ru/ponytopia</text:a></text:p>
      <text:p text:style-name="P2"><text:a xlink:type="simple" xlink:href="http://everypony.ru/rasskaz-maxovik-apokalipsisa" text:style-name="Internet_20_link">http://everypony.ru/rasskaz-maxovik-apokalipsisa</text:a></text:p>
      <text:p text:style-name="P2"><text:a xlink:type="simple" xlink:href="https://darkpony.ru/keksiki-cupcakes/" text:style-name="Internet_20_link">https://darkpony.ru/keksiki-cupcakes/</text:a></text:p>
      <text:p text:style-name="P2"><text:a xlink:type="simple" xlink:href="https://darkpony.ru/keksiki-reabilitaciya/" text:style-name="Internet_20_link">https://darkpony.ru/keksiki-reabilitaciya/</text:a></text:p>
      <text:p text:style-name="P2"><text:a xlink:type="simple" xlink:href="https://darkpony.ru/adazhio-dueta-strunnyx-instrumentov/" text:style-name="Internet_20_link">https://darkpony.ru/adazhio-dueta-strunnyx-instrumentov/</text:a></text:p>
      <text:p text:style-name="P2"><text:a xlink:type="simple" xlink:href="https://darkpony.ru/chto-sluchilos-v-eppldzhek-podarok/" text:style-name="Internet_20_link">https://darkpony.ru/chto-sluchilos-v-eppldzhek-podarok/</text:a></text:p>
      <text:p text:style-name="P2"><text:a xlink:type="simple" xlink:href="https://darkpony.ru/pz1/" text:style-name="Internet_20_link">https://darkpony.ru/pz1/</text:a></text:p>
      <text:p text:style-name="P2"/>
      <text:p text:style-name="P2">Обзоры:</text:p>
      <text:p text:style-name="P2"><text:a xlink:type="simple" xlink:href="http://everypony.ru/po-sledam-epizoda-magical-mystery-cure-volshebnoe-tainstvennoe-chudodejstvie" text:style-name="Internet_20_link">http://everypony.ru/po-sledam-epizoda-magical-mystery-cure-volshebnoe-tainstvennoe-chudodejstvie</text:a></text:p>
      <text:p text:style-name="P2"><text:a xlink:type="simple" xlink:href="http://tabun.everypony.ru/blog/science/75513.html" text:style-name="Internet_20_link">http://tabun.everypony.ru/blog/science/75513.html</text:a></text:p>
      <text:p text:style-name="P2"/>
      <text:p text:style-name="P2"/>
      <text:h text:style-name="Heading_20_2" text:outline-level="2">Идеи</text:h>
      <text:list xml:id="list4014212581928857337" text:style-name="L1">
        <text:list-item>
          <text:p text:style-name="P61">добавить детектив <text:span text:style-name="T1">(реализовано)</text:span>+ магические уроки/трактаты Старсвирла</text:p>
        </text:list-item>
        <text:list-item>
          <text:p text:style-name="P62">Терра несколько раз пытается убить Макса (один раз — в аквапарке). Несколько раз Макса спасает Селестия (даёт приказы Нексусу)</text:p>
        </text:list-item>
        <text:list-item>
          <text:p text:style-name="P62">Книги:</text:p>
        </text:list-item>
      </text:list>
      <text:list xml:id="list4681079200389649057" text:style-name="L2">
        <text:list-item>
          <text:p text:style-name="P63">«Великие грифоны прошлого» - из канона (5<text:span text:style-name="T8">s8e)</text:span></text:p>
        </text:list-item>
        <text:list-item>
          <text:p text:style-name="P63">«Высшие заклинания в повседневном использовании: от песчинки до дворца»</text:p>
        </text:list-item>
        <text:list-item>
          <text:p text:style-name="P63">«Малоизвестные аспекты магии трансформаций»</text:p>
        </text:list-item>
        <text:list-item>
          <text:p text:style-name="P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3">Дасти Вейфарер «Зебрианская культура, быт и фольклор»</text:p>
        </text:list-item>
        <text:list-item>
          <text:p text:style-name="P63">«Краткая история Эквестрии»</text:p>
        </text:list-item>
        <text:list-item>
          <text:p text:style-name="P63">«Шедевры архитектуры Эквестрии» с разделом о Кантерлотском Королевском Дворце</text:p>
        </text:list-item>
        <text:list-item>
          <text:p text:style-name="P63"><text:soft-page-break/>«Великие дела и великие чары». Страница 893: ...</text:p>
        </text:list-item>
      </text:list>
      <text:p text:style-name="P5"/>
      <text:h text:style-name="Heading_20_2" text:outline-level="2">Факты об Эквестрии <text:span text:style-name="T1">(согласовать с вики)</text:span></text:h>
      <text:list xml:id="list6246457779535556329" text:style-name="L3">
        <text:list-item>
          <text:p text:style-name="P6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7">Селестия — переменчивая пони. В одно время не строгая, а в другое может быть такой, что страшно становится</text:p>
        </text:list-item>
        <text:list-item>
          <text:p text:style-name="P6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7">Около 820-ти лет назад будущий маг Лайтнинг Стар поступил на обучение к наставнику Тииспоту</text:p>
        </text:list-item>
        <text:list-item>
          <text:p text:style-name="P6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7">У Селестии грива и хвост развеваются и переливаются от магического шампуня</text:p>
        </text:list-item>
        <text:list-item>
          <text:p text:style-name="P67">Тело Селестии очень крепкое — может выдержать несколько тонн земли</text:p>
        </text:list-item>
        <text:list-item>
          <text:p text:style-name="P67">Дискорд намного старше принцесс, его магия сильнее ихней на голову</text:p>
        </text:list-item>
        <text:list-item>
          <text:p text:style-name="P67">Луна младше Селестии на 3 года. Сёстрам около 5000 лет</text:p>
        </text:list-item>
        <text:list-item>
          <text:p text:style-name="P67">Принцессы начали войну с Дискордом в возрасте, когда им было около 700 лет — и продолжалась война почти сто лет</text:p>
        </text:list-item>
        <text:list-item>
          <text:p text:style-name="P67">Самый главный враг сестёр и Дискорда — скука</text:p>
        </text:list-item>
        <text:list-item>
          <text:p text:style-name="P67">В Эквестрии на одного жеребца приходится четыре - пять кобыл</text:p>
        </text:list-item>
        <text:list-item>
          <text:p text:style-name="P6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7">Селестия в первые полторы тысячи лет путешествовала — и заварила несколько войн (две — с Эквестрией, в одной была против Луны)</text:p>
        </text:list-item>
        <text:list-item>
          <text:p text:style-name="P67">Настоящий цвет гривы Селестии — клубнично-розовая. Радужный цвет гривы и хвоста поддерживается магией</text:p>
        </text:list-item>
        <text:list-item>
          <text:p text:style-name="P67">Кроме Дискорда, старше сестёр ещё старейшина драконов</text:p>
        </text:list-item>
        <text:list-item>
          <text:p text:style-name="P67">Кэйденс не прожила и 60-ти лет и является низкорожденной</text:p>
        </text:list-item>
        <text:list-item>
          <text:p text:style-name="P6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67">Народ тихо фигел от нововведений и с ещё большим ожесточением продолжал делать по-своему</text:p>
        </text:list-item>
        <text:list-item>
          <text:p text:style-name="P6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7">Когда пони женятся, они обмениваются ножными браслетами</text:p>
        </text:list-item>
        <text:list-item>
          <text:p text:style-name="P67">Светилами, кроме сестёр, могут управлять единороги (группы), Дискорд, Твайлайт и Старсвирл</text:p>
        </text:list-item>
        <text:list-item>
          <text:p text:style-name="P67">Королева Кризалис — правительница Зелёной Долины</text:p>
        </text:list-item>
        <text:list-item>
          <text:p text:style-name="P67">Мать Луны и Селестии — аликорн Лорен. Мать Дискорда — Алиса (пони-человек)</text:p>
        </text:list-item>
        <text:list-item>
          <text:p text:style-name="P67">Сомбра куда более могущественный маг, чем Старсвирл</text:p>
        </text:list-item>
      </text:list>
      <text:p text:style-name="P2"/>
      <text:h text:style-name="P56" text:outline-level="2"/>
      <text:p text:style-name="P29"/>
      <text:p text:style-name="P29">Сюжет (детально)</text:p>
      <text:p text:style-name="P29">Терра</text:p>
      <text:p text:style-name="P29">Замок принцесс</text:p>
      <text:p text:style-name="P29">Кантерлот</text:p>
      <text:p text:style-name="P29">Рассказ Селестии (“1001 ночь”)</text:p>
      <text:p text:style-name="P29">ЛСД-чаепитие</text:p>
      <text:p text:style-name="P29">Рейд пони-рэйнджеров</text:p>
      <text:p text:style-name="P29">Рейд пони-рэйнджеров-2 (продолжение рейда пони-рэйнджеров)</text:p>
      <text:p text:style-name="P29">Продолжение ЛСД-чаепития</text:p>
      <text:p text:style-name="P29">В библиотеке замка Селестии</text:p>
      <text:p text:style-name="P29">Понивилль</text:p>
      <text:p text:style-name="P29">Знакомство с Элементами Гармонии</text:p>
      <text:p text:style-name="P29">Первый сеанс двойного сна. Рэрити</text:p>
      <text:p text:style-name="P29">День с Пинки</text:p>
      <text:p text:style-name="P29">День с Рэйнбоу Дэш</text:p>
      <text:p text:style-name="P29">Сон Рэрити</text:p>
      <text:p text:style-name="P29">Первый сон РД. Рекурсия</text:p>
      <text:p text:style-name="P29">Второй сон РД. Праздник опавших листьев</text:p>
      <text:p text:style-name="P29">Третий сон РД. Fallout</text:p>
      <text:p text:style-name="P29">Четвёртый сон РД. Объединяющий</text:p>
      <text:p text:style-name="P29">Исчезновение Селестии</text:p>
      <text:p text:style-name="P29"><text:soft-page-break/>Поиск решения</text:p>
      <text:p text:style-name="P29">Поход к замку Принцес-2</text:p>
      <text:p text:style-name="P29">Терра</text:p>
      <text:p text:style-name="P29">Прибытие</text:p>
      <text:p text:style-name="P29">Поиски</text:p>
      <text:p text:style-name="P29">Безнадёжность</text:p>
      <text:p text:style-name="P29">След</text:p>
      <text:p text:style-name="P29">Земля</text:p>
      <text:p text:style-name="P29"/>
      <text:h text:style-name="Heading_20_2" text:outline-level="2">Действующие лица</text:h>
      <text:h text:style-name="Heading_20_3" text:outline-level="3">Макс</text:h>
      <text:p text:style-name="P2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9">Искусственный интеллект. Создан Владом и Максом. Разработан для управления корпорациями.</text:p>
      <text:h text:style-name="Heading_20_3" text:outline-level="3">Селестия</text:h>
      <text:p text:style-name="P2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2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46">Единорог. Холост, молод, мечтателен. Живёт в Кантерлоте. В свободное время рисует облака.</text:p>
      <text:h text:style-name="Heading_20_3" text:outline-level="3">Алекс</text:h>
      <text:p text:style-name="P46">Менеджер проектов, над одним из которых (Нексус) работает Макс.</text:p>
      <text:h text:style-name="Heading_20_3" text:outline-level="3">Ростик</text:h>
      <text:p text:style-name="P46">Лидер команды тестировщиков</text:p>
      <text:h text:style-name="Heading_20_3" text:outline-level="3"><text:soft-page-break/>Стас</text:h>
      <text:p text:style-name="P46">Программист-новичок в команде Макса.</text:p>
      <text:h text:style-name="Heading_20_3" text:outline-level="3">Рома</text:h>
      <text:p text:style-name="P46">Программист в команде UI-программистов</text:p>
      <text:h text:style-name="Heading_20_3" text:outline-level="3">Анджела</text:h>
      <text:p text:style-name="P46">Сисадмин. Флиртует с Максом.</text:p>
      <text:p text:style-name="P46"/>
      <text:h text:style-name="Heading_20_2" text:outline-level="2">Положения</text:h>
      <text:p text:style-name="P46">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46">Трактат Старсвирла Бородатого “Основы магического искусства”</text:p>
      <text:h text:style-name="Heading_20_2" text:outline-level="2">Сюжет (кратко)</text:h>
      <text:p text:style-name="P46">...</text:p>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2">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2">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2">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2"><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2">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2">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2">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2"/>
      <text:p text:style-name="P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2">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2"/>
      <text:h text:style-name="Heading_20_2" text:outline-level="2">Сюжет (детально)</text:h>
      <text:p text:style-name="P10">В начале каждой главы - рисунок мозаики, отображающий суть главы.</text:p>
      <text:p text:style-name="P10"/>
      <text:h text:style-name="Heading_20_2" text:outline-level="2">Терра</text:h>
      <text:p text:style-name="P9">музыка - кондовая электронная, холодная и отчаянная (стиль Pet Shop Boys)</text:p>
      <text:p text:style-name="P9"/>
      <text:p text:style-name="P50">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0">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0"><text:soft-page-break/>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1">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9"/>
      <text:p text:style-name="P4">***</text:p>
      <text:p text:style-name="P2">Звонок Алекса застал меня в супермаркете.</text:p>
      <text:p text:style-name="P2"><text:span text:style-name="T1">– </text:span>Макс, привет!</text:p>
      <text:p text:style-name="P2"><text:span text:style-name="T1">– </text:span>Здорово.</text:p>
      <text:p text:style-name="P2"><text:span text:style-name="T1">– </text:span>Слушай, на продакшн-сервере свалился релиз, можешь глянуть? Что там с мозгом?</text:p>
      <text:p text:style-name="P5">– Алекс, вообще-то, у меня с сегодняшнего дня отпуск. Типа, творческий. Не говоря уже о том, что суббота.</text:p>
      <text:p text:style-name="P2"><text:span text:style-name="T1">– </text:span>Макс, я всё понимаю <text:span text:style-name="T8">&lt;</text:span><text:span text:style-name="T23">больше извинений. Макс ему уже ничем не обязан — типа уволился</text:span><text:span text:style-name="T8">&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2">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2">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4">***</text:p>
      <text:p text:style-name="P2">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2">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2">Я повесил куртку на спинку кресла и включил комп. </text:p>
      <text:p text:style-name="P2">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2">Я запустил административную консоль и ввёл приветствие. Голосовой модуль у нас ещё не отлажен, обойдёмся текстом.</text:p>
      <text:p text:style-name="P5"><text:span text:style-name="T8">&lt;</text:span><text:span text:style-name="T31">Сделать диалог более «машинным»</text:span><text:span text:style-name="T8">&gt;</text:span></text:p>
      <text:p text:style-name="P8"><text:span text:style-name="T8">&gt;\</text:span>Привет, Нексус. Это Макс.</text:p>
      <text:p text:style-name="P8"><text:span text:style-name="T8">&lt;\</text:span>Привет Макс. </text:p>
      <text:p text:style-name="P8"><text:span text:style-name="T8">&gt;\</text:span>Как самочувствие?</text:p>
      <text:p text:style-name="P8"><text:soft-page-break/><text:span text:style-name="T8">&lt;\</text:span>Чувствую себя хорошо.</text:p>
      <text:p text:style-name="P8"><text:span text:style-name="T8">&gt;\</text:span>Выдай диагностику в сжатом формате.</text:p>
      <text:p text:style-name="P8"/>
      <text:p text:style-name="P2">Так, что тут у нас? По логам видно, что <text:s/>три последних запроса вызвали сбои в работе кластера и заставили перегрузиться один из хостов.</text:p>
      <text:p text:style-name="P2">Введём-ка парочку тестовых вопросов.</text:p>
      <text:p text:style-name="P2"/>
      <text:p text:style-name="P8"><text:span text:style-name="T8">&gt;\</text:span>Как тебя зовут?</text:p>
      <text:p text:style-name="P8"><text:span text:style-name="T8">&lt;\</text:span>Нексус.</text:p>
      <text:p text:style-name="P8"><text:span text:style-name="T8">&gt;\</text:span>Сколько тебе лет?</text:p>
      <text:p text:style-name="P8"><text:span text:style-name="T8">&lt;\</text:span>Два года с начала запуска кластера.</text:p>
      <text:p text:style-name="P8"><text:span text:style-name="T8">&gt;\</text:span>Какой сейчас год?</text:p>
      <text:p text:style-name="P8"><text:span text:style-name="T8">&gt;\</text:span>2025-й.</text:p>
      <text:p text:style-name="P8"><text:span text:style-name="T8">&gt;\</text:span>Как называется наш проект?</text:p>
      <text:p text:style-name="P8"><text:span text:style-name="T8">&lt;\</text:span>Дайсон.</text:p>
      <text:p text:style-name="P8"/>
      <text:p text:style-name="P2">Так, на закрытые словарные вопросы ответы есть - значит, речевой транслятор и база знаний в порядке. </text:p>
      <text:p text:style-name="P2">Проверим бизнес-логику на тестовой задачке.</text:p>
      <text:p text:style-name="P2"/>
      <text:p text:style-name="P8"><text:span text:style-name="T8">&gt;\</text:span>Нексус, отключи память событий за последнюю неделю.</text:p>
      <text:p text:style-name="P8"><text:span text:style-name="T8">&lt;\</text:span>Выполнено.</text:p>
      <text:p text:style-name="P8"><text:span text:style-name="T8">&gt;\</text:span>Задача по корпоративной логике. Выдай наиболее оптимальное решение. </text:p>
      <text:p text:style-name="P8"><text:span text:style-name="T8">&gt;\</text:span>Постановка задачи.</text:p>
      <text:p text:style-name="P8"><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8"><text:span text:style-name="T8">&gt;\</text:span>Ограничения.</text:p>
      <text:p text:style-name="P8"><text:span text:style-name="T8">&gt;\</text:span>Ты не можешь подать в суд на компанию Б и ждать результатов, так как за время разбирательства компания А обанкротится.</text:p>
      <text:p text:style-name="P8"><text:span text:style-name="T8">&gt;\</text:span>Задание.</text:p>
      <text:p text:style-name="P8"><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text:span text:style-name="T20">Задача принята...</text:span></text:p>
      <text:p text:style-name="P8"><text:span text:style-name="T8">&lt;\</text:span>...</text:p>
      <text:p text:style-name="P8"><text:span text:style-name="T8">&lt;\</text:span>...</text:p>
      <text:p text:style-name="P8"><text:span text:style-name="T8">&lt;\</text:span>Решение:</text:p>
      <text:p text:style-name="P8"><text:soft-page-break/><text:span text:style-name="T8">&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8">&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7"/>
      <text:p text:style-name="P46">Хм, не понял? Что за хрень?</text:p>
      <text:p text:style-name="P46"/>
      <text:p text:style-name="P47"><text:span text:style-name="T8">&gt;</text:span>\Нексус, почему ты используешь жёсткие настройки?</text:p>
      <text:p text:style-name="P47"><text:span text:style-name="T8">&lt;\</text:span>Настройки правильные.</text:p>
      <text:p text:style-name="P47"/>
      <text:p text:style-name="P46">Хм. Кто-то из релиз-команды лажанулся. Ладно, проехали.</text:p>
      <text:p text:style-name="P46">А что у нас с аналитикой?</text:p>
      <text:p text:style-name="P48"/>
      <text:p text:style-name="P47"><text:span text:style-name="T8">&gt;</text:span>\Нексус, почему ты отвечаешь на вопросы?<text:span text:style-name="T8">&lt;</text:span><text:span text:style-name="T33">придумать что-то поумнее</text:span><text:span text:style-name="T8">&gt;</text:span></text:p>
      <text:p text:style-name="P47"/>
      <text:p text:style-name="P46">Вместо ответа Нексус выплюнул в консоль длинную строку букв и служебных символов, среди которых бросилась в глаза строка “<text:span text:style-name="T34">incompartible interface Analytics v.0.93 beta</text:span>”</text:p>
      <text:p text:style-name="P46">Ага, уже теплее.</text:p>
      <text:p text:style-name="P46"/>
      <text:p text:style-name="P47"><text:span text:style-name="T8">&gt;</text:span>\Нексус, выдай диагностику модулей в сжатом формате</text:p>
      <text:p text:style-name="P46"/>
      <text:p text:style-name="P46">Йо! </text:p>
      <text:p text:style-name="P46">Видеокамеры молча наблюдают за поднятым вверх кулаком.</text:p>
      <text:p text:style-name="P46">Всё понятно. Версия аналитического модуля устарела и стала несовместимой с последним релизом кибермозга. </text:p>
      <text:p text:style-name="P46">Набираю номер прожект-мэнеджера.</text:p>
      <text:p text:style-name="P46"><text:span text:style-name="T8">–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text:soft-page-break/>пусть отзвонятся.</text:p>
      <text:p text:style-name="P46"><text:span text:style-name="T8">– </text:span>Окей. Спасибо, Макс. <text:span text:style-name="T1">Выручил.</text:span></text:p>
      <text:p text:style-name="P46"><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46"><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6"><text:span text:style-name="T1">– </text:span>Ааа, понятно. Ну ладно, у меня всё. <text:span text:style-name="T1">Отбой</text:span>!</text:p>
      <text:p text:style-name="P46"><text:span text:style-name="T1">– Отбой</text:span>.</text:p>
      <text:p text:style-name="P46">При выходе из аквариума забрал из шкафчика личные вещи, уходя попрощался с охранником.</text:p>
      <text:p text:style-name="P46">Всё, свободен. Хотя <text:s/>суббота уже испорчена.</text:p>
      <text:p text:style-name="P49">***</text:p>
      <text:p text:style-name="P46">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46">Дома настойчиво мяукала Няшка, требуя ужина. <text:span text:style-name="T8">&lt;</text:span><text:span text:style-name="T32">Она потом выскочит во двор и спасётся от голодной смерти во время трёхмесячного пребывания Макса в Эквестрии</text:span><text:span text:style-name="T8">&gt;</text:span></text:p>
      <text:p text:style-name="P4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6">Надоело, всё надоело. За-дол-ба-ло!</text:p>
      <text:p text:style-name="P46">Какое-то сосущее чувство. Хочется куда-то бежать, догнать что-то важное, <text:s/>ускользающее из сознания.</text:p>
      <text:p text:style-name="P46">Ах, да. Сбегать вниз, в аптеку, купить средство от бессонницы. Вчера последняя пачка закончилась.</text:p>
      <text:p text:style-name="P4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4">***</text:p>
      <text:p text:style-name="P2">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2">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2">Всё же интересно наблюдать за суетливо движущимися светлячками внизу. И сравнивать эту суету с мириадами неподвижных звёзд вверху.</text:p>
      <text:p text:style-name="P2">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8">Тьфу, что за мысли пошли!</text:p>
      <text:p text:style-name="P2">Я вспомнил Влада, полгода назад прыгнувшего с крыши <text:span text:style-name="T1">своей</text:span> многоэтажки.</text:p>
      <text:p text:style-name="P8"><text:soft-page-break/>Нет, это не для меня. Я сюда пришёл любоваться звёздами. И только.</text:p>
      <text:p text:style-name="P2">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2">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2">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2">Друг у него был.</text:p>
      <text:p text:style-name="P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2"><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2"><text:span text:style-name="T1">– </text:span>Эк ты себя умалил, до “толкового программиста”! <text:span text:style-name="T1">–</text:span> хмыкнул я. <text:span text:style-name="T1">– </text:span>Весь “Дайсон” на тебе держится!</text:p>
      <text:p text:style-name="P2"><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text:soft-page-break/>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Байковом, его идеи умерли вместе с ним, а я разговариваю сам с собой.</text:p>
      <text:p text:style-name="P8">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20">Картинка дёрнулась и поплыла, звёзды опять стали вращаться.</text:span> </text:p>
      <text:p text:style-name="P2">Теряю сознание, что ли? Надо отойти от перил. Надо...</text:p>
      <text:p text:style-name="P8">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ин. Двадцать четвёртый этаж! Хана <text:span text:style-name="T1">—</text:span> успел подумать я и сознание выключилось.</text:p>
      <text:p text:style-name="P2"/>
      <text:h text:style-name="Heading_20_2" text:outline-level="2">Замок принцесс</text:h>
      <text:p text:style-name="P11">Музыка быстрая, тревожная, надорваная и печальная</text:p>
      <text:p text:style-name="P11"/>
      <text:p text:style-name="P5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3"/>
      <text:p text:style-name="P1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1"/>
      <text:p text:style-name="P11"/>
      <text:p text:style-name="P2">Очнулся от сильного удара головой и плечами об каменный пол. Открыл глаза, тщётно пытаясь <text:soft-page-break/>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2">Единорог поднял голову.</text:p>
      <text:p text:style-name="P2"><text:span text:style-name="T8">–</text:span> Она очнулась. <text:span text:style-name="T8">&lt;</text:span><text:span text:style-name="T23">Объяснить, почему Макс понимает их язык</text:span><text:span text:style-name="T8">&gt;</text:span></text:p>
      <text:p text:style-name="P2">Сразу стало ясно три вещи.</text:p>
      <text:p text:style-name="P2">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2">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8">&lt;</text:span><text:span text:style-name="T22">защита от неведомой угрозы</text:span><text:span text:style-name="T8">&gt;</text:span>??? Ахахахахахаха! <text:span text:style-name="T8">–</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8">&lt;</text:span><text:span text:style-name="T23">На самом деле первые Макс просмотрел первые несколько мультиков за компанию с Владом</text:span><text:span text:style-name="T8">&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oft-page-break/><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8">&lt;</text:span><text:span text:style-name="T23">аликорн?</text:span><text:span text:style-name="T8">&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3">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2">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Руины древнего замка внизу сменила топкая зелень болота.</text:p>
      <text:p text:style-name="P2"><text:span text:style-name="T8">–</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text:soft-page-break/>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7">&lt;<text:span text:style-name="T3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8">&lt;</text:span><text:span text:style-name="T22">процедила</text:span><text:span text:style-name="T8">&gt;</text:span> сквозь сжатые зубы Селестия.</text:p>
      <text:p text:style-name="P2"><text:span text:style-name="T8">–</text:span> Раз! Два! Три! У-у-ух! <text:span text:style-name="T8">–</text:span> мы поднапряглись и таки втянули немалую тушу Дискорда в повозку.</text:p>
      <text:p text:style-name="P2"><text:span text:style-name="T8">–</text:span> Ффух. Выкарабкались. Почти без потерь, <text:span text:style-name="T8">–</text:span> заметил Дискорд, оглядывая крыло.</text:p>
      <text:p text:style-name="P2"><text:span text:style-name="T8">–</text:span> Кимеринн погиб, <text:span text:style-name="T8">–</text:span> прошептала Луна.</text:p>
      <text:p text:style-name="P2"><text:span text:style-name="T8">–</text:span> Да, я видел. Он погиб, спасая друзей и свою принцессу. Это <text:s/>не худшая смерть, <text:s/><text:span text:style-name="T8">–</text:span> печально ответствовал Дискорд.</text:p>
      <text:p text:style-name="P2">Дальше мы летели молча.</text:p>
      <text:p text:style-name="P2"/>
      <text:h text:style-name="Heading_20_2" text:outline-level="2"><text:soft-page-break/>Кантерлот</text:h>
      <text:p text:style-name="Text_20_body"/>
      <text:p text:style-name="P15">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8">“Глава IV. Пределы магии.<text:span text:style-name="T8">”</text:span></text:p>
      <text:p text:style-name="P8">Есть четыре предела магии: </text:p>
      <text:list xml:id="list6471897158143856591" text:style-name="L4">
        <text:list-item>
          <text:p text:style-name="P70">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0">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0">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0">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6"/>
      <text:p text:style-name="P8">Глава V. Основы.</text:p>
      <text:p text:style-name="P8">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8">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8">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8">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8">–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8">&lt;</text:span>“Основы магического <text:span text:style-name="T8">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8">–</text:span> Уже иду. Где я могу её найти?</text:p>
      <text:p text:style-name="P2"><text:span text:style-name="T8">–</text:span> Я проведу вас, человек Макс. <text:span text:style-name="T8">–</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8">–</text:span> Её высочество у себя в покоях. Проходите.</text:p>
      <text:p text:style-name="P2"><text:span text:style-name="T8">–</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8">&lt;</text:span><text:span text:style-name="T23">На самом деле, Селестия — сибаритка, в отличие от спартанки - Луны</text:span><text:span text:style-name="T8">&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8">&lt;</text:span><text:span text:style-name="T22">Одним из таких немногих был Кимеринн</text:span><text:span text:style-name="T8">&gt;</text:span>…</text:p>
      <text:p text:style-name="P2"><text:span text:style-name="T8">–</text:span> Мне очень жаль, что так получилось… Селестия.</text:p>
      <text:p text:style-name="P2">Она через силу улыбнулась. </text:p>
      <text:p text:style-name="P2"><text:s/><text:span text:style-name="T8">–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8">—</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4">***</text:p>
      <text:p text:style-name="P2">Аликорны очень <text:span text:style-name="T1">одиноки&lt;</text:span><text:span text:style-name="T23">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23">???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8">&lt;</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7"/>
      <text:h text:style-name="Heading_20_2" text:outline-level="2">Рассказ Селестии <text:span text:style-name="T22">(“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8">–</text:span> осень, за осенью <text:span text:style-name="T8">–</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8">&lt;</text:span><text:span text:style-name="T23">...</text:span><text:span text:style-name="T8">&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oft-page-break/><text:span text:style-name="T8">–</text:span> Постой, постой, <text:span text:style-name="T8">–</text:span> я попыталась удержать ускользающую тень сомнения. <text:span text:style-name="T8">–</text:span> Ты, кажется, говорил о восьмими жеребятах, не сдавших выпускные лётные экзамены?</text:p>
      <text:p text:style-name="P2"><text:span text:style-name="T8">–</text:span> Да, Ваше Высочество, <text:span text:style-name="T8">–</text:span> гонец потупил взгляд, глаза его забегали, <text:span text:style-name="T8">–</text:span> по состоянию здоровья.</text:p>
      <text:p text:style-name="P2"><text:span text:style-name="T8">–</text:span> Какая болезнь посетила Клаудсдейл, что целых два крыла жеребят пропустили экзамены?</text:p>
      <text:p text:style-name="P2"><text:span text:style-name="T8">–</text:span> Эммм… Они… м-м-м… не больны… в некотором смысле… <text:span text:style-name="T8">–</text:span> гонец изо всех сил ковырял копытом дворцовую плитку, пряча взгляд. <text:span text:style-name="T8">–</text:span> Они… мнэээ… сами… в некотором роде… кхм. Нервный срыв. Переутомление и бессонница… Кхм.</text:p>
      <text:p text:style-name="P2"><text:span text:style-name="T8">–</text:span> Сами <text:span text:style-name="T8">—</text:span> что? <text:span text:style-name="T8">–</text:span> Я постепенно начала понимать причину смущения гонца.</text:p>
      <text:p text:style-name="P2"><text:span text:style-name="T8">–</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8">—</text:span> в возможности летать. И добровольно отказаться от полётов для пегаса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8">–</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8">– </text:span>Добрый день, Ваше Высочество! <text:span text:style-name="T8">–</text:span> семь молоденьких пегасов склонились в поклоне. <text:span text:style-name="T8">–</text:span> Позвольте представиться! <text:span text:style-name="T8">–</text:span> жеребята по очереди назвали свои имена.</text:p>
      <text:p text:style-name="P2"><text:span text:style-name="T8">–</text:span> А где восьмой? <text:span text:style-name="T8">–</text:span> удивилась я. <text:span text:style-name="T8">–</text:span> Мне сказали, вас было восемь. Восемь отказавшихся летать.</text:p>
      <text:p text:style-name="P2"><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2"><text:span text:style-name="T8">–</text:span> Успокойтесь, малыши, <text:span text:style-name="T8">–</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oft-page-break/><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8">–</text:span> И я.</text:p>
      <text:p text:style-name="P2"><text:span text:style-name="T8">–</text:span> И я тоже.</text:p>
      <text:p text:style-name="P2"><text:span text:style-name="T8">–</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Heading_20_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text:soft-page-break/>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13"><text:span text:style-name="T8">&lt;</text:span>в сцене 34 - Тия при заварке чая добавляет порошок в огонь - тот становится голубым. А в чай - щепотку афродизиака<text:span text:style-name="T8">&gt;</text:span></text:p>
      <text:p text:style-name="P2"/>
      <text:p text:style-name="P2"><text:span text:style-name="T8">–</text:span> И что же, те жеребята перестали бояться экзаменов?</text:p>
      <text:p text:style-name="P2"><text:span text:style-name="T8">–</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8">–</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8">–</text:span> Ты вылила заварку? Зачем? - удивился я.</text:p>
      <text:p text:style-name="P2"><text:span text:style-name="T8">–</text:span> Моя маленькая месть дворцовым ритуалам. Только между нами! <text:span text:style-name="T8">–</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8">–</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13"><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8">–</text:span> А что же было дальше? Ты сказала, что случай с жеребятами был только началом?</text:p>
      <text:p text:style-name="P2"><text:span text:style-name="T8">–</text:span> А дальше всё было хуже, намного хуже...</text:p>
      <text:p text:style-name="P2"/>
      <text:h text:style-name="Heading_20_2" text:outline-level="2"><text:soft-page-break/>Рейд пони-рэйнджеров</text:h>
      <text:p text:style-name="P2"/>
      <text:p text:style-name="P12">(леденящий душу триллер, музыка тревожная)</text:p>
      <text:p text:style-name="P2"/>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1">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3">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2">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2">???</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Heading_20_2"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2">гидрорысью</text:span><text:span text:style-name="T8">&gt;</text:span> и нападением <text:span text:style-name="T8">&lt;</text:span><text:span text:style-name="T22">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2">Нужен ли тут самолёт? Нужен артефакт из Fallout Equestria - летучий корабль</text:span>?<text:span text:style-name="T8">&gt;</text:span></text:p>
      <text:p text:style-name="P2"><text:soft-page-break/>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oft-page-break/><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Heading_20_2"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 </text:span>Душновато как-то, <text:span text:style-name="T8">–</text:span> Селестия встала с подушек и приоткрыла дверь на балкон. <text:span text:style-name="T8">–</text:span> Тебе не холодно?</text:p>
      <text:p text:style-name="P2"><text:span text:style-name="T8">–</text:span> Нет, вполне тепло. <text:span text:style-name="T8">–</text:span> Я тоже встал с подушек размять затёкшие ноги.</text:p>
      <text:p text:style-name="P2"><text:span text:style-name="T8">–</text:span> Уборная там. <text:span text:style-name="T8">–</text:span> Селестия показала на неприметную дверцу за занавеской в углу.</text:p>
      <text:p text:style-name="P2"><text:span text:style-name="T8">–</text:span> Как ты догадалась? <text:span text:style-name="T8">–</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8">&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8">–</text:span> То есть, Кимеринн видел человека у развалин замка?</text:p>
      <text:p text:style-name="P2"><text:span text:style-name="T8">–</text:span> Скорее всего, да. Правда, впоследствии он уже не был так уверен <text:span text:style-name="T8">—</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oft-page-break/><text:span text:style-name="T8">–</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8">–</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8">–</text:span> А кто-нибудь поблизости не заметил, как они исчезают?</text:p>
      <text:p text:style-name="P2"><text:span text:style-name="T8">–</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8">–</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8">—</text:span> и всё рассыпется в прах. Вот так: миг <text:span text:style-name="T8">—</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8">—</text:span> часть меня, и он <text:span text:style-name="T8">—</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8">&lt;</text:span><text:span text:style-name="T22">34 - утерянная глава </text:span><text:span text:style-name="T8">&gt;</text:span></text:p>
      <text:p text:style-name="P2"><text:span text:style-name="T8">&lt;</text:span><text:span text:style-name="T22">34 с Селестией - забытая глава - утерянная память под воздействием порошка из надкрыльев </text:span><text:soft-page-break/><text:span text:style-name="T22">скарабеев. - аванс за спасение Эквестрии</text:span><text:span text:style-name="T8">&gt;</text:span></text:p>
      <text:p text:style-name="P2">Селестия встала и начала по очереди сгибать-разгибать ноги, разминая суставы.</text:p>
      <text:p text:style-name="P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Heading_20_2" text:outline-level="2">В библиотеке замка Селестии</text:h>
      <text:p text:style-name="Text_20_body"/>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2">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2">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2">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8">&lt;</text:span>Ожидание<text:span text:style-name="T8">&gt;</text:span></text:p>
      <text:p text:style-name="P2"><text:soft-page-break/>Наконец двери зала для приёмов растворились, и оттуда вышел потерянного вида пегас.<text:span text:style-name="T8">&lt;</text:span><text:span text:style-name="T23">Расписать в красках церемонию приёма посетителей, как и все остальные церемонии</text:span><text:span text:style-name="T8">&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8">–</text:span> А, это ты, Макс? <text:span text:style-name="T8">–</text:span> она повернулась ко мне. <text:span text:style-name="T8">–</text:span> Какие новости?</text:p>
      <text:p text:style-name="P2"><text:span text:style-name="T8">–</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8">–</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8">–</text:span> Селестия подошла к фонтанчику, обмакнула в него копыто и провела им по лбу. <text:span text:style-name="T8">–</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8">–</text:span> Пятьдесят шесть из восьмидесяти? И чем это грозит? Ведь даже не сдав экзамен они не разучатся летать?</text:p>
      <text:p text:style-name="P2"><text:span text:style-name="T8">–</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8">–</text:span> А почему вы не поселитесь в более пригодном для земледелия месте?</text:p>
      <text:p text:style-name="P2"><text:span text:style-name="T8">–</text:span> К сожалению, Эквестрия <text:span text:style-name="T8">—</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8">–</text:span> Вот рекомендательное письмо мэру Понивилля. Вручишь его ей и она выделит тебе жильё и окажет посильную помощь. Если что-то выяснишь <text:span text:style-name="T8">—</text:span> держи меня в ведении. Посылай письма Спайком, он настроен на меня. Этот милый дракончик <text:span text:style-name="T8">—</text:span> ассистент моей ученицы, Твайлайт Спаркл. С ней ты уже знаком.</text:p>
      <text:p text:style-name="P2">Я кивнул.</text:p>
      <text:p text:style-name="P2"><text:span text:style-name="T8">–</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8">–</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8">–</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8">&lt;</text:span><text:span text:style-name="T23">упомянуть проблески розового цвета</text:span><text:span text:style-name="T8">&gt;</text:span>. Хвост тоже почти подметал пол <text:span text:style-name="T8">—</text:span> это стало заметно, когда она начала двигаться.</text:p>
      <text:p text:style-name="P2"><text:soft-page-break/></text:p>
      <text:h text:style-name="Heading_20_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8">—</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8">–</text:span> Привет, Твайлайт Спаркл! Ещё не поздно?</text:p>
      <text:p text:style-name="P2"><text:span text:style-name="T8">–</text:span> Привет! <text:span text:style-name="T8">–</text:span> Твайлайт оторвалась от полки, поставив на место толстенный пыльный фолиант. <text:span text:style-name="T8">–</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8">–</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8">–</text:span> Это плохо! <text:span text:style-name="T8">–</text:span> Твайлайт помрачнела. <text:span text:style-name="T8">–</text:span> Сон <text:span text:style-name="T8">—</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8">–</text:span> Да, по себе знаю, недосып <text:span text:style-name="T8">—</text:span> одна из паршивейших вещей на свете. <text:span text:style-name="T8">–</text:span> Я уселся на ступеньку лестницы. <text:span text:style-name="T8">– </text:span>Тут такое дело… Тебе удалось что-то узнать про неведомую угрозу, о которой говорила Селестия?</text:p>
      <text:p text:style-name="P2"><text:span text:style-name="T8">–</text:span> Ты про сны о Радужной Фабрике выпускников лётной академии? <text:span text:style-name="T8">–</text:span> Твайлайт отрицательно покачала головой. <text:span text:style-name="T8">–</text:span> Нашла несколько сонников, в самом древнем написано, что сны <text:span text:style-name="T8">—</text:span> ворота в другой мир. Про Фабрику Радуг <text:span text:style-name="T8">—</text:span> ни слова.</text:p>
      <text:p text:style-name="P2"><text:span text:style-name="T8">–</text:span> М-м-м. В описании заклинания Свирл упоминал гармонию. Я и подумал, а что, если это кат-то связано с тобой и твоими друзьями?</text:p>
      <text:p text:style-name="P2"><text:span text:style-name="T8">–</text:span> Хм. Ты так думаешь? <text:span text:style-name="T8">–</text:span> Единорожка вытащила с помощью магии засаленый том из угловой полки с знакомым названием: “Основы магического искусства”.</text:p>
      <text:p text:style-name="P2"><text:span text:style-name="T8">–</text:span> М-м-м… “...на укрепление гармонии нашего континуума...”.</text:p>
      <text:p text:style-name="P2">Твайлайт начала в возбуждении ходить по читальному залу.</text:p>
      <text:p text:style-name="P2"><text:span text:style-name="T8">–</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8">–</text:span> Элементы-шмелементы, <text:span text:style-name="T8">–</text:span> проворчал Спайк, выкарабкиваясь из-под Твайлайт, <text:span text:style-name="T8">–</text:span> привет, Макс (мы с <text:soft-page-break/>ним виделись пару раз в Кантерлоте). Ты как, не ушиблась? <text:span text:style-name="T8">–</text:span> Дракончик повернулся к единорожке <text:span text:style-name="T8">&lt;</text:span><text:span text:style-name="T23">аликорнице?</text:span><text:span text:style-name="T8">&gt;</text:span>.</text:p>
      <text:p text:style-name="P2"><text:span text:style-name="T8">–</text:span> Да нет, всё в порядке, Спайк. <text:span text:style-name="T8">–</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8">–</text:span> Вообще-то говоря, мне каждеся, внешняя сила <text:span text:style-name="T1">—</text:span> это я. Я точно произошёл не в Эквестрии и вообще не в этом мире.</text:p>
      <text:p text:style-name="P2"><text:span text:style-name="T8">–</text:span> Да, логично, <text:span text:style-name="T8">–</text:span> сказала в нос Твайлайт. <text:span text:style-name="T8">–</text:span> Могла бы и сама догадаться.</text:p>
      <text:p text:style-name="P2"><text:span text:style-name="T8">–</text:span> Но проблема в том, что я не знаю, ак помочь вам. Может, я какая-то неправильная сила? <text:span text:style-name="T8">–</text:span> Я поправил платок на носу Твайлайт.</text:p>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2"><text:span text:style-name="T8">–</text:span> Да, печально получилось <text:span text:style-name="T8">&lt;</text:span><text:span text:style-name="T23">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oft-page-break/><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8">–</text:span> Нууу, я не думаю, что это описан наша Терра. У нас ничего подобного не водится.</text:p>
      <text:p text:style-name="P2"><text:span text:style-name="T8">–</text:span> Да? Ну ладно. В конце-концов, это всего лишь миф. Свирл Бородатый, правда, упоминал о двух случаях встреч с существами, похожими на вас. <text:span text:style-name="T8">–</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8">–</text:span> Печенье испёк Спайк. Он на удивление искусный повар, когда на него находит вдохновение.</text:p>
      <text:p text:style-name="P2"><text:span text:style-name="T8">–</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text:soft-page-break/>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2"><text:span text:style-name="T8">–</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
      <text:p text:style-name="P2"><text:span text:style-name="T8">&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8">&gt;</text:span></text:p>
      <text:p text:style-name="P7"/>
      <text:p text:style-name="P2"><text:span text:style-name="T8">–</text:span> Хорошо, у тебя есть какие-то встречные предложения?</text:p>
      <text:p text:style-name="P2">Твайлайт задумчиво прошлась вдоль книжной полки.</text:p>
      <text:p text:style-name="P2"><text:span text:style-name="T8">–</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8">–</text:span> Для духа я слишком материален.</text:p>
      <text:p text:style-name="P2"><text:span text:style-name="T8">–</text:span> Я знаю. Но ничего более подходящего в голову не приходит. Приходи завтра после обеда. Хорошо?</text:p>
      <text:p text:style-name="P2"><text:span text:style-name="T8">–</text:span> Хорошо, Твайлайт. Приду. Спокойной ночи!</text:p>
      <text:p text:style-name="P2"><text:span text:style-name="T8">–</text:span> Спокойной ночи, Макс!</text:p>
      <text:p text:style-name="P2"/>
      <text:h text:style-name="Heading_20_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Heading_20_2" text:outline-level="2">Первый сеанс двойного сна. Рэрити</text:h>
      <text:p text:style-name="P2"/>
      <text:p text:style-name="P2"><text:span text:style-name="T8">&lt;</text:span><text:span text:style-name="T22">Макс сначала смотрит сон с Рэрити (чуть не умирает во время пробуждения из комы в </text:span><text:soft-page-break/><text:span text:style-name="T22">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text:soft-page-break/></text:p>
      <text:h text:style-name="Heading_20_2" text:outline-level="2">Сон Макса</text:h>
      <text:p text:style-name="Text_20_body"/>
      <text:p text:style-name="P2"><text:span text:style-name="T8">&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3"><text:span text:style-name="T8">–</text:span> Готова, <text:span text:style-name="T8">–</text:span> процедила она.</text:p>
      <text:p text:style-name="P13">В сон отправились сразу три пони <text:span text:style-name="T8">—</text:span> Рэрити, Рэйнбоу Дэш и Пинки. Пинки после пробуждения Макса пробуждается безумной <text:span text:style-name="T8">—</text:span> Твайлайт пытается её лечить</text:p>
      <text:p text:style-name="P2"><text:span text:style-name="T22">Эгрегор Эквестрии </text:span><text:span text:style-name="T27">—</text:span><text:span text:style-name="T22"> Селестия </text:span><text:span text:style-name="T27">—</text:span><text:span text:style-name="T22"> на кончике главного рога Анакор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2"><text:span text:style-name="T8">&lt;</text:span><text:span text:style-name="T22">Как возникли пегасы и единороги.</text:span></text:p>
      <text:p text:style-name="P2"><text:soft-page-break/><text:span text:style-name="T22">Пони для мирного сосуществования с соседями вступали в межвидовые браки (не только правители, а и целые племена). Единороги </text:span><text:span text:style-name="T23">—</text:span><text:span text:style-name="T22"> гибриды земнопони и истинных единорогов (с раздвоенными копытами и хвостом с кисточкой). Пегасы </text:span><text:span text:style-name="T23">—</text:span><text:span text:style-name="T22"> гибриды земнопони и грифонов (гены пегасов </text:span><text:span text:style-name="T23">—</text:span><text:span text:style-name="T22"> слабые, потому они редко женятся на других пони).</text:span><text:span text:style-name="T8">&gt;</text:span></text:p>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Heading_20_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8">&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8">&gt;</text:span></text:p>
      <text:p text:style-name="P2"/>
      <text:h text:style-name="Heading_20_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2">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oft-page-break/><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2">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2">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text:soft-page-break/>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oft-page-break/><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lt;</text:span><text:span text:style-name="T22">Аликорны </text:span><text:span text:style-name="T27">—</text:span><text:span text:style-name="T22"> элементали. Они воплощают в себе какую-либо сторону чаяний и настроений сообщества пони. Анакорн </text:span><text:span text:style-name="T27">—</text:span><text:span text:style-name="T22"> супераликорн, элементаль всего мира</text:span><text:span text:style-name="T8">&gt;</text:span></text:p>
      <text:p text:style-name="P7"/>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7">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oft-page-break/><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oft-page-break/><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oft-page-break/><text:span text:style-name="T8">&lt;</text:span><text:span text:style-name="T22">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h text:style-name="Heading_20_2" text:outline-level="2">Сон Рэрити</text:h>
      <text:p text:style-name="P2"/>
      <text:p text:style-name="P3">… в огромном пустом пространстве, а меня окружают звёзды, <text:span text:style-name="T2">–</text:span> рассказывала Рэрити, когда мы с пегаской вломились в библиотеку.</text:p>
      <text:p text:style-name="P3"><text:span text:style-name="T2">–</text:span> Привет Макс, - <text:span text:style-name="T37">к</text:span>ивнула она мне.</text:p>
      <text:p text:style-name="P3">Рэрити перевела взгляд с меня на взъерошенную пегаску и недоверчиво сморщила носик.</text:p>
      <text:p text:style-name="P3"><text:span text:style-name="T2">–</text:span> Боже, какие страсти! - прошептала она.</text:p>
      <text:p text:style-name="P3">Твайлайт кивнула нам, приглашая к столу. Рядом сидела Пинки и ещё две незнакомых мне прежде пони <text:span text:style-name="T2">—</text:span> Эпплджек и Флаттершай. Крепенькая <text:span text:style-name="T37">оранжевая </text:span>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text:span text:style-name="T2">–</text:span> Ну так вот, <text:span text:style-name="T2">–</text:span> продолжила Рэрити, <text:span text:style-name="T2">–</text:span> в этом космосе вдруг появилась звёздочка...</text:p>
      <text:p text:style-name="P3"/>
      <text:p text:style-name="P3"><text:span text:style-name="T10">&lt;</text:span><text:span text:style-name="T22">Вкратце суть сна Рэрити.</text:span></text:p>
      <text:p text:style-name="P3"><text:span text:style-name="T22">Она проснулась в мире Терры веб-дизайнером. И мир Эквестрии ей только снился </text:span><text:span text:style-name="T28">—</text:span><text:span text:style-name="T22"> и быстро начал забываться. Т.е. мир Эквестрии - всего лишь сон терранского парня (девушки?)</text:span></text:p>
      <text:p text:style-name="P3"><text:span text:style-name="T22">к экрану - очередь из пони (пони пропадают из Эквестрии). В очереди близко к экрану </text:span><text:span text:style-name="T28">—</text:span><text:span text:style-name="T22"> Селестия. Рэрити </text:span><text:span text:style-name="T28">—</text:span><text:span text:style-name="T22"> без очереди (у неё </text:span><text:span text:style-name="T28">—</text:span><text:span text:style-name="T22"> билет-пропуск от Индрэ).</text:span></text:p>
      <text:p text:style-name="P3"><text:span text:style-name="T22">Рэрити проснулась парнем, т.к. в Эквестрии </text:span><text:span text:style-name="T28">—</text:span><text:span text:style-name="T22"> матриархат, роль терранских мужчин там несут кобылы.</text:span></text:p>
      <text:p text:style-name="P3"><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10">&gt;</text:span></text:p>
      <text:p text:style-name="P2"/>
      <text:p text:style-name="P4">***</text:p>
      <text:p text:style-name="P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Приблизившись к сфере, Рэрити, наконец, рассмотрела, что светлячки <text:span text:style-name="T10">—</text:span> это светящиеся силуэты пони. От пони к пони тянулись пульсирующие нити, связывая их воедино.</text:p>
      <text:p text:style-name="P3">“Как интересно” - подумала единорожка. “Немного похоже на светлячков в огромной паутине. Что это может быть?”</text:p>
      <text:p text:style-name="P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7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73">Наконец она собралась с духом и прыгнула в матовую гладь.</text:p>
      <text:p text:style-name="P7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73">Внезапно он открыл глаза и посмотрел на экран. В глазах его отражалась цепочка пони, как у прыгнувшей за миг до того в экран пони.</text:p>
      <text:p text:style-name="P73">Рябь экрана разглаживалась, он постепенно становился непрозрачно-матовым. Так же угасало отражение светящейся цепочки в глазах у юноши.</text:p>
      <text:p text:style-name="P73"/>
      <text:p text:style-name="P73"><text:span text:style-name="T11">&lt;</text:span><text:span text:style-name="T22">Влад рассказывает Максу о своём сне </text:span><text:span text:style-name="T29">—</text:span><text:span text:style-name="T22"> как он был поняхой, а потом проснулся в мире Терры</text:span><text:span text:style-name="T11">&gt;</text:span></text:p>
      <text:p text:style-name="P73"><text:span text:style-name="T11"/></text:p>
      <text:p text:style-name="P73"><text:span text:style-name="T11">– </text:span>... я слишком приблизилась к экрану и меня стало тянуть к нему. Пони, ждущий своей очереди, еле увернулся от меня <text:span text:style-name="T11">—</text:span> так быстро я неслась к экрану, <text:span text:style-name="T11">–</text:span> возбуждённо говорила Рэрити, <text:span text:style-name="T11">–</text:span> но тут… <text:span text:style-name="T11">–</text:span> она запнулась.</text:p>
      <text:p text:style-name="P73"><text:span text:style-name="T11">–</text:span> Да? Что “тут”? <text:span text:style-name="T11">–</text:span> Твайлайт была вся внимание.</text:p>
      <text:p text:style-name="P73"><text:span text:style-name="T11">–</text:span> Тут я проснулась.</text:p>
      <text:p text:style-name="P73"><text:span text:style-name="T11">–</text:span> О, понятно. Я была вынуждена прервать ваше сновидение, так как Макс очень плохо выглядел. <text:span text:style-name="T11">–</text:span> <text:span text:style-name="T3">о</text:span>бъяснила Твайлайт. <text:span text:style-name="T11">–</text:span> В твоих манекенах в бутике больше жизни, чем тогда было в нём <text:span text:style-name="T11">–</text:span> она указала копытом на меня. <text:span text:style-name="T11">–</text:span> Но даже то, что ты успела увидеть, очень интересно. Сфера из светящихся пони <text:span text:style-name="T11">–</text:span> это, конечно же, Эгрегор Эквестрии. Место, откуда берутся и куда уходят все пони</text:p>
      <text:p text:style-name="P73">(<text:span text:style-name="T11">&lt;</text:span><text:span text:style-name="T22">согласовать с тем, что говорил Анакорн о Р/Д</text:span><text:span text:style-name="T11">&gt;</text:span>). </text:p>
      <text:p text:style-name="P73">Об этом Эгрегоре пишется в книге <text:span text:style-name="T11">&lt;</text:span><text:span text:style-name="T22">Изменчивой Магии</text:span><text:span text:style-name="T11">&gt;</text:span>. То, что Рэрити удалось его увидеть <text:span text:style-name="T11">—</text:span> невероятно! До неё это удалось всего лишь четырём величайшим магам Эквестрии. Теперь я понимаю силу заклинания Двойного Сна!</text:p>
      <text:p text:style-name="P73"><text:span text:style-name="T3">Т</text:span>вайлайт в возбуждении ходила кругами по читальному залу.</text:p>
      <text:p text:style-name="P73"><text:span text:style-name="T11">–</text:span> Та цепочка пони, уходящих в экран… Рэрити, опиши, пожалуйста, что ты видела за экраном? Как можно более детально.</text:p>
      <text:p text:style-name="P73">Единорожка наморщила лоб, вспоминая.</text:p>
      <text:p text:style-name="P73"><text:span text:style-name="T11">–</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73"><text:span text:style-name="T11"/></text:p>
      <text:p text:style-name="P73"><text:span text:style-name="T11">&lt;</text:span><text:span text:style-name="T22">обоснование сна для Р/Д. РД видит несколько вариантов историй с Mane6 </text:span><text:span text:style-name="T29">—</text:span><text:span text:style-name="T22"> и с собой + Леро </text:span><text:span text:style-name="T29">—</text:span><text:span text:style-name="T22"> намёк на несовместимые фанфики</text:span></text:p>
      <text:p text:style-name="P73"><text:span text:style-name="T22">Пинки видит кошмар (кексики) и сходит с ума. И ещё она видит как Селестия стала Матрицей (подпрограммой Нексуса)</text:span><text:span text:style-name="T11">&gt;</text:span></text:p>
      <text:p text:style-name="P73"/>
      <text:p text:style-name="P74"><text:span text:style-name="T11">–</text:span> Хммм… <text:span text:style-name="T11">–</text:span> Твайлайт в задумчивости остановилась перед одной из полок. <text:span text:style-name="T11">–</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74"><text:span text:style-name="T11">–</text:span> И самое главное… <text:span text:style-name="T11">–</text:span> Рэрити задумчиво потерла висок. <text:span text:style-name="T11">–</text:span> В той очереди, совсем близко к экрану стояла она…</text:p>
      <text:p text:style-name="P74"><text:span text:style-name="T11">–</text:span> Кто <text:span text:style-name="T12">—</text:span> она? <text:span text:style-name="T11">–</text:span> повернулась Твайлайт.</text:p>
      <text:p text:style-name="P74"><text:span text:style-name="T11">–</text:span> Её Высочество, принцесса Селестия...</text:p>
      <text:p text:style-name="P74"/>
      <text:p text:style-name="P74"><text:span text:style-name="T12">&lt;</text:span><text:span text:style-name="T22">Подходя к замку Принцесс, Дэш рассказывает Максу обо сне, который она утаила - с Леро.</text:span><text:span text:style-name="T12">&gt;</text:span> </text:p>
      <text:p text:style-name="P74"/>
      <text:p text:style-name="P74"><text:span text:style-name="T12">&lt;</text:span><text:span text:style-name="T22">Кто следующий готов рассказывать?</text:span></text:p>
      <text:p text:style-name="P82">Пинки дёрнулась на месте, но промолчала.</text:p>
      <text:p text:style-name="P74"><text:span text:style-name="T29">–</text:span><text:span text:style-name="T22"> Я расскажу, - шагнула вперёд радужная пегаска. </text:span><text:span text:style-name="T29">–</text:span><text:span text:style-name="T22"> Хотя вряд ли ты узнаешь что-то полезное. Там галиматья какая-то…</text:span><text:span text:style-name="T12">&gt;</text:span></text:p>
      <text:p text:style-name="P2"/>
      <text:p text:style-name="P75"><text:span text:style-name="T13">&lt;</text:span><text:span text:style-name="T22">Сон РД:</text:span></text:p>
      <text:p text:style-name="P83">...Неприятный зудящий звук, включается картинка. /сюжет из праздника падающих листьев (РД наблюдает саму себя) <text:span text:style-name="T13">–</text:span> original story <text:span text:style-name="T1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3">—</text:span> Эгрегора Эквестрии. Сфера рябит и дрожит, её изображение двоится, троится и множится.</text:p>
      <text:p text:style-name="P83">После рассказа РД рассказывает Пинки. При расказе становится ясно её безумие <text:span text:style-name="T13">—</text:span> она становится Пинкаминой из-за её сна <text:span text:style-name="T13">—</text:span> “Кексиков”. Также она видит во сне центр Эгрегора Эквестрии <text:span text:style-name="T13">—</text:span> Селестию. И она видит, как Селестия превращается в набор цифр и уходит в экран <text:span text:style-name="T13">—</text:span> в мир Терры.</text:p>
      <text:p text:style-name="P83">После чего происходит исчезновение Селестии. Макс + Шестёрка (без Пинки и Рэрити <text:span text:style-name="T1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6"><text:span text:style-name="T22">В мире Терры они ищут Селестию. В конце-концов Макс находит её в кибермозге </text:span><text:span text:style-name="T30">—</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0">—</text:span><text:span text:style-name="T22"> Эгрегором Эквестрии. После чего пееренос на Землю на 10 лет назад. Начало написания “Последнего фанфика”.</text:span><text:span text:style-name="T13">&gt;</text:span></text:p>
      <text:p text:style-name="P76"><text:span text:style-name="T13"/></text:p>
      <text:p text:style-name="P76"><text:span text:style-name="T13">–</text:span> Ну ладно, посижу ночью над книгами. Кто следующий? <text:span text:style-name="T13">– </text:span>Твайлайт посмотрела на Пинки, но та только тёрла копытом висок и морщила лоб, словно пытаясь что-то вспомнить.</text:p>
      <text:p text:style-name="P76"><text:span text:style-name="T13">–</text:span> Я расскажу, - шагнула вперёд радужная пегаска. <text:span text:style-name="T13">–</text:span> Хотя вряд ли ты узнаешь что-то полезное. Там дискордовщина какая-то…</text:p>
      <text:p text:style-name="P76"/>
      <text:h text:style-name="Heading_20_2" text:outline-level="2">Первый сон РД. Рекурсия</text:h>
      <text:p text:style-name="P76"/>
      <text:p text:style-name="P77">Рэйнбоу Дэш проснулась от настойчивого лучика, прорвавшегося сквозь облачные занавески и заглядывавшего ей прямо под чёлку.</text:p>
      <text:p text:style-name="P77"><text:soft-page-break/><text:span text:style-name="T13">–</text:span> У-у-у <text:span text:style-name="T13">–</text:span> промычала пегаска и попыталась спрятаться от него под одеялом. Но тут зазвонил будильник и остатки сна улетучились.</text:p>
      <text:p text:style-name="P77">С размаху заставив проклятую машинку замолчать, Дэш принялась вспоминать, по какому поводу она выставила будильник вчера.</text:p>
      <text:p text:style-name="P7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77">В библиотеке Твайлайт уже беседовала с Рэрити и Пинки, одновременно перелистывая толстый фолиант.</text:p>
      <text:p text:style-name="P77"><text:span text:style-name="T13">–</text:span> Странно, я думала, буду последней. Ведь я опоздала на двадцать минут, а Флатти и Эй-Джей не любят опаздывать.<text:span text:style-name="T14">&lt;</text:span><text:span text:style-name="T24">Привести эти же фразы в оригинале</text:span><text:span text:style-name="T14">&gt;</text:span></text:p>
      <text:p text:style-name="P77"><text:span text:style-name="T13">–</text:span> Он<text:span text:style-name="T4">и</text:span> не придут. <text:span text:style-name="T13">–</text:span> Твайлайт закрыла фолиант и аккуратно вернула его на полку. <text:span text:style-name="T1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77">В этот момент дверь в библиотеку открылась и в проёме показался Он.</text:p>
      <text:p text:style-name="P77"/>
      <text:p text:style-name="P77"><text:span text:style-name="T14">&lt;</text:span><text:span text:style-name="T22">… В открывшемся шкафчике я увидел ряд вычурных бутылок и пузатых графинчиков. Их содержимое не вызывало у меня никаких сомнений.</text:span></text:p>
      <text:p text:style-name="P84"><text:span text:style-name="T13">–</text:span> Иногда хочется забыться, <text:span text:style-name="T13">–</text:span> перехватила мой взгляд Селестия, <text:span text:style-name="T13">–</text:span> а от сидра “улетаешь” не так далеко. И выпить его нужно намного больше, чем вина. После <text:s/>этого возникают определённые… хм… неудобства.</text:p>
      <text:p text:style-name="P84"><text:span text:style-name="T13">–</text:span> А водку у вас принято пить?</text:p>
      <text:p text:style-name="P77"><text:span text:style-name="T30">–</text:span><text:span text:style-name="T22"> Некоторые употребляют. Но правительница Эквестрии, пьющая водку </text:span><text:span text:style-name="T24">—</text:span><text:span text:style-name="T22"> это уже черезчур. </text:span><text:span text:style-name="T30">–</text:span><text:span text:style-name="T22"> Засмеялась Селестия. </text:span><text:span text:style-name="T30">–</text:span><text:span text:style-name="T22"> Не то, чтобы я не смогла справиться с последствиями опьянения, но поползут слухи, кривотолки… Со сплетнями не смогу справиться даже я.</text:span><text:span text:style-name="T14">&gt;</text:span></text:p>
      <text:p text:style-name="P77"/>
      <text:p text:style-name="P7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77"><text:span text:style-name="T13">–</text:span> Знакомься, Макс, <text:span text:style-name="T13">–</text:span> начала представлять человека Твайлайт. <text:span text:style-name="T13">–</text:span> Это Пинки Пай…</text:p>
      <text:p text:style-name="P77"><text:span text:style-name="T13">–</text:span> Очень приятно, Макс.</text:p>
      <text:p text:style-name="P71">“Макс? Его зовут Макс? Я помню его под другим именем. У него было двухсложное имя. Не помню…”</text:p>
      <text:p text:style-name="P77"><text:span text:style-name="T13">–</text:span> Рэрити. <text:span text:style-name="T13">–</text:span> Твайлайт представила светло-серую единорожку, которая чуть склонила голову в приветствии.</text:p>
      <text:p text:style-name="P77"><text:span text:style-name="T13">–</text:span> Макс. <text:span text:style-name="T13">–</text:span> <text:span text:style-name="T4">к</text:span>ивнул ей в ответ человек.</text:p>
      <text:p text:style-name="P71">“И волосы у него были длинные… И была шерсть на лице… Но глаза - глаза те же…”</text:p>
      <text:p text:style-name="P77">Макс повернулся к ней.</text:p>
      <text:p text:style-name="P77"><text:span text:style-name="T13">–</text:span> Рэйнбоу Дэш. <text:span text:style-name="T13">–</text:span> <text:span text:style-name="T4">п</text:span>редставилась Дэш, всё ещё пытаясь вспомнить нечто ускользающее.</text:p>
      <text:p text:style-name="P77"><text:span text:style-name="T13">–</text:span> Макс. <text:span text:style-name="T13">–</text:span> <text:span text:style-name="T4">з</text:span>акончил представляться человек.</text:p>
      <text:p text:style-name="P77"><text:soft-page-break/><text:span text:style-name="T20">“Леро! Его звали Леро!”</text:span></text:p>
      <text:p text:style-name="P77">Картинка перед глазами Дэш поплыла…</text:p>
      <text:p text:style-name="P77"/>
      <text:h text:style-name="Heading_20_2" text:outline-level="2">Второй сон РД. Праздник опавших листьев</text:h>
      <text:p text:style-name="P77"/>
      <text:p text:style-name="P78">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78"><text:span text:style-name="T13">–</text:span> Ну это мы ещё посмотрим, <text:span text:style-name="T13">–</text:span> сцепив зубы, зло прищурилась пегаска.</text:p>
      <text:p text:style-name="P78"/>
      <text:h text:style-name="Heading_20_2" text:outline-level="2">Третий сон РД. Fallout</text:h>
      <text:p text:style-name="P78"/>
      <text:p text:style-name="P78">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78">Острая боль уже давно превратилась в тупую, лишь изредка напоминая о себе, когда крыло встречало неровности почвы.</text:p>
      <text:p text:style-name="P78">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78">“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78">Тут Дэш заметила, что перестала чувствовать боль. Она выгнула шею и, присмотревшись, обнаружила две маленькие дырочки на крыле.</text:p>
      <text:p text:style-name="P78">“Проклятье! Когда же он успел меня зацепить?” <text:span text:style-name="T13">–</text:span> холодея, подумала Дэш. Онемение поднималось по крылу всё выше… (добавить подробности самоубийства <text:span text:style-name="T5">—</text:span> Дэш идёт на него, чтобы не стать зомби. Она, несмотря на боль и сломанное крыло, взлетает и разбивается)</text:p>
      <text:p text:style-name="P78"/>
      <text:p text:style-name="P78"><text:span text:style-name="T15">&lt;</text:span><text:span text:style-name="T22">Концепция абсолютного зла. Вычеркнуть кого-то из бытия.</text:span></text:p>
      <text:p text:style-name="P78"><text:span text:style-name="T22">Пока идёт борьба за вычёркивание </text:span><text:span text:style-name="T25">—</text:span><text:span text:style-name="T22"> это вычёркивание является злом. Но когда вычёркивание произошло, зло исчезает </text:span><text:span text:style-name="T25">—</text:span><text:span text:style-name="T22"> т.к. вычеркнутого никогда не было, о нём никто не знает. Никто </text:span><text:span text:style-name="T25">—</text:span><text:span text:style-name="T22"> даже вычёркивающий</text:span><text:span text:style-name="T15">&gt;</text:span></text:p>
      <text:p text:style-name="P78"/>
      <text:h text:style-name="Heading_20_2" text:outline-level="2"><text:soft-page-break/>Четвёртый сон РД. Объединяющий</text:h>
      <text:p text:style-name="P78"/>
      <text:p text:style-name="P78">Рэйнбоу Дэш встала и посмотрела на застывшее внизу тело.</text:p>
      <text:p text:style-name="P72">“Значит, всё. Вот как это бывает.”</text:p>
      <text:p text:style-name="P78">Она расправила левое крыло.</text:p>
      <text:p text:style-name="P72">“По-крайней мере, я снова могу летать. Пусть и в Мире Зелёных Лугов”.</text:p>
      <text:p text:style-name="P78">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78">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5">—</text:span> ещё одной копии Рэйнбоу Дэш.</text:p>
      <text:p text:style-name="P78">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5">—</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78">От множества проносящихся перед глазами сцен у РД начала раскалываться голова. Она отчаянно забила крыльями, набирая высоту.</text:p>
      <text:p text:style-name="P78">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25">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85">***</text:p>
      <text:p text:style-name="P78"><text:span text:style-name="T13">–</text:span> А дальше ты спихнула меня с него и стала приводить его в чувство. <text:span text:style-name="T13">–</text:span> <text:span text:style-name="T5">з</text:span>акончила рассказа Рэйнбоу Дэш.</text:p>
      <text:p text:style-name="P78"><text:span text:style-name="T13">–</text:span> Хм. Несколько эпизодов, включая рекурсивный сон. И опять сфера из светящихся точек. <text:span text:style-name="T13">–</text:span> <text:span text:style-name="T5">о</text:span>тметила Твайлайт.</text:p>
      <text:p text:style-name="P78"><text:span text:style-name="T13">–</text:span> Что такое “рекурсивный сон”?</text:p>
      <text:p text:style-name="P78"><text:span text:style-name="T1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3">–</text:span> <text:span text:style-name="T5">п</text:span>овернулась Твайлайт к розовой земнопони.</text:p>
      <text:p text:style-name="P78">Пинки не ответила. Она то копыта к глазам, то принималось яростно тереть виски и трясти головой.</text:p>
      <text:p text:style-name="P78"><text:span text:style-name="T13">–</text:span> Пинки, что с тобой? <text:span text:style-name="T13">–</text:span> Твайлайт склонилась над розовой пони. <text:span text:style-name="T13">–</text:span> У тебя волосы распрямились. И поседели.</text:p>
      <text:p text:style-name="P78"><text:span text:style-name="T13">–</text:span> Как поседели?! <text:span text:style-name="T13">–</text:span> <text:span text:style-name="T5">в</text:span>оскликнула Рэрити, тоже склоняясь над Пинки. <text:span text:style-name="T13">–</text:span> Дорогая, но ты слишком молода для седины! Я могу порекомендовать тебе очень хороший лосьон…</text:p>
      <text:p text:style-name="P78"><text:span text:style-name="T13">–</text:span> Дайте ей рассказать сон, <text:span text:style-name="T13">–</text:span> протиснулась между подруг РД. <text:span text:style-name="T13">–</text:span> Что ты…</text:p>
      <text:p text:style-name="P78"><text:span text:style-name="T13">–</text:span> А<text:span text:style-name="T5">АА</text:span>!!! <text:span text:style-name="T13">–</text:span> Пинки тонко вскрикнула и затряслась, глядя на РД полными ужаса глазами.</text:p>
      <text:p text:style-name="P78"><text:span text:style-name="T13">–</text:span> Ты чего? <text:span text:style-name="T13">–</text:span> Удивилась РД.</text:p>
      <text:p text:style-name="P78">Пинки свернулась калачиком на полу, обхватив голову и, закрыв глаза, принялась бормотать <text:soft-page-break/>скороговоркой.</text:p>
      <text:p text:style-name="P78"><text:span text:style-name="T1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78"><text:span text:style-name="T13">–</text:span> Пинки, дорогая, успокойся, <text:span text:style-name="T13">–</text:span> успокоительно проворковала Рэрити, заслонив РД и принявшись обтирать ей лоб влажным полотенцем, <text:span text:style-name="T13">–</text:span> что бы это ни было, оно уже прошло. Ты проснулась.</text:p>
      <text:p text:style-name="P78"><text:span text:style-name="T13">–</text:span> Если тебе тяжело вспоминать сон, не мучайся, <text:span text:style-name="T13">–</text:span> обратилась Твайлайт.</text:p>
      <text:p text:style-name="P78"><text:span text:style-name="T13">–</text:span> Мне не тяжело, - пробормотала Пинки. Вид Рэрити её явно успокаивал. <text:span text:style-name="T1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78"><text:span text:style-name="T13">–</text:span> Постой-постой, Пинки. Кто <text:span text:style-name="T5">—</text:span> она? Какое облако? Какая открытая дверь? <text:span text:style-name="T13">–</text:span> <text:span text:style-name="T5">з</text:span>апуталась Твайлайт.</text:p>
      <text:p text:style-name="P78"><text:span text:style-name="T13">–</text:span> Там была дверь. Неподалёку от шара. Или окно <text:span text:style-name="T5">—</text:span> не помню. В него прыгали пони из шара. И туда улетела Она в виде облака цифр. <text:span text:style-name="T13">–</text:span> Пинки растерялась и наморщила лоб, пытаясь вспомнить.</text:p>
      <text:p text:style-name="P78"><text:span text:style-name="T13">–</text:span> А кто такая “Она”? <text:span text:style-name="T13">–</text:span> не выдержала Дэш.</text:p>
      <text:p text:style-name="P78"><text:span text:style-name="T13">– </text:span><text:span text:style-name="T5">ААА</text:span>!!! <text:span text:style-name="T13">–</text:span> Пинки бросила взгляд на РД и забилась в истерике. <text:span text:style-name="T13">–</text:span> Дэш, пожалуйста, я не хотела! Это не я, я не могла! Просто не могла, пойми! Прости меня! <text:span text:style-name="T13">–</text:span> Розовая кобылка в беспамятстве опустилась на пол, закрывая глаза копытами.</text:p>
      <text:p text:style-name="P78"><text:span text:style-name="T13">–</text:span> Это неестественные страдания. <text:span text:style-name="T13">–</text:span> пробормотала Твайлайт. <text:span text:style-name="T13">–</text:span> Пинки никогда не впадала в отчаяние НАСТОЛЬКО глубоко. И по такому пустячному поводу, как какой-то сон.</text:p>
      <text:p text:style-name="P79"><text:span text:style-name="T13">–</text:span> Бедняжка, <text:span text:style-name="T13">–</text:span> прошептала Рэрити, <text:span text:style-name="T13">–</text:span> у неё сейчас вид как у <text:span text:style-name="T15">&lt;</text:span><text:span text:style-name="T22">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79">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79"><text:span text:style-name="T13">–</text:span> Мда. <text:span text:style-name="T13">–</text:span> Твайлайт беспомощно уставилась в закрывшуюся дверь. <text:span text:style-name="T13">–</text:span> Индрэ не предупреждал о таких последствиях <text:span text:style-name="T16">&lt;</text:span><text:span text:style-name="T22">добавить сочувствия</text:span><text:span text:style-name="T16">&gt;</text:span>.</text:p>
      <text:p text:style-name="P79"/>
      <text:p text:style-name="P79"><text:span text:style-name="T16">&lt;</text:span><text:span text:style-name="T22">После этого случая Тавйлайт решает прекратить сеансы двойного сна. Сеанса с ЭйДжей и Флатти не будет</text:span><text:span text:style-name="T16">&gt;</text:span></text:p>
      <text:p text:style-name="P79"/>
      <text:h text:style-name="Heading_20_2" text:outline-level="2">Исчезновение Селестии</text:h>
      <text:p text:style-name="P80"/>
      <text:p text:style-name="P80"><text:span text:style-name="T13">–</text:span> И в твоём мире нет пони-пегасов и пони-единорогов? Есть только земнопони? <text:span text:style-name="T13">–</text:span> допытывалась РД.</text:p>
      <text:p text:style-name="P80"><text:span text:style-name="T13">–</text:span> По большому счёту, земнопони тоже нет. Наши пони и лошади неразумны. И в них нет ни капли магии…</text:p>
      <text:p text:style-name="P80">Мы с <text:span text:style-name="T6">Дэш</text:span> допивали кофе в cкафе <text:span text:style-name="T17">&lt;</text:span><text:span text:style-name="T26">название</text:span><text:span text:style-name="T1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6">Дэш</text:span> отдались чувству единения, охватившему нас, и просто жили, как живётся…</text:p>
      <text:p text:style-name="P80"><text:soft-page-break/><text:span text:style-name="T13">–</text:span> Ну хорошо, а кто вами правит? Аликорн? Драконикус? Какой-нибудь человек с рогом во лбу? Или у вас нет правителя?</text:p>
      <text:p text:style-name="P80"><text:span text:style-name="T13">–</text:span> Нет, почему? Правитель есть. Только он не постоянный. Его избирают. Раз в несколько лет.</text:p>
      <text:p text:style-name="P80"><text:span text:style-name="T13">–</text:span> Но это же полная ерунда! <text:span text:style-name="T13">–</text:span> <text:span text:style-name="T6">в</text:span>оскликнула Д<text:span text:style-name="T6">эш</text:span>. <text:span text:style-name="T13">–</text:span> С какой стати он будет заботиться о королевстве как о своём, если будет знать, что через несколько лет оно будет не его? <text:span text:style-name="T17">&lt;</text:span><text:span text:style-name="T26">изменить причину удивления</text:span><text:span text:style-name="T17">&gt;</text:span></text:p>
      <text:p text:style-name="P8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6">—</text:span> стратегия моих действий будет кардинально отличаться…</text:p>
      <text:p text:style-name="P80">Сосредоточиться мешал шум. Сначала это была тихая дробь на грани слышимости, но постепенно она переросла в звонкое цоканье.</text:p>
      <text:p text:style-name="P80"><text:span text:style-name="T13">–</text:span> Хм. Узнаю походку Твайлайт. Что-то случилось. <text:span text:style-name="T13">–</text:span> заметила <text:span text:style-name="T6">пегаска</text:span>.</text:p>
      <text:p text:style-name="P80">И впрямь, на запыхавшейся единорожке лица не было.</text:p>
      <text:p text:style-name="P80"><text:span text:style-name="T13">–</text:span> Она исчезла!!! <text:span text:style-name="T13">–</text:span> Твайлайт не могла отдышаться.</text:p>
      <text:p text:style-name="P80"><text:span text:style-name="T13">–</text:span> Кто <text:span text:style-name="T6">—</text:span> она??? <text:span text:style-name="T13">–</text:span> <text:span text:style-name="T6">х</text:span>ором воскликнули мы и переглянулись.</text:p>
      <text:p text:style-name="P80"><text:span text:style-name="T13">–</text:span> Прин-цес-са Се-лес-ти-я! <text:span text:style-name="T13">–</text:span> <text:span text:style-name="T6">п</text:span>о слогам отчеканила Твайлайт. <text:span text:style-name="T13">–</text:span> Только это между нами. Государственная тайна. Нас вызывают в Кантерлот.</text:p>
      <text:p text:style-name="P80"><text:span text:style-name="T13">–</text:span> Ну и дела, <text:span text:style-name="T13">–</text:span> покачала головой Д<text:span text:style-name="T6">эш</text:span>. <text:span text:style-name="T13">–</text:span> Я слетаю за остальными. Мы ещё успеем на вечерний поезд.</text:p>
      <text:p text:style-name="P80"><text:span text:style-name="T13">–</text:span> Никаких поездов. Луна прислала за нами воздушную колесницу. Созывай подруг. Собираемся у меня в 18.00.</text:p>
      <text:p text:style-name="P80">Колесница приземлилась прямо на открытую площадку замка. Не мешкая ни секунды, стража проводила пассажиров в покои принцессы Луны.</text:p>
      <text:p text:style-name="P80"><text:span text:style-name="T13">–</text:span> Рада видеть вас, мои дорогие, <text:span text:style-name="T13">–</text:span> поприветствовала Луна кобылок. Я удостоился едва заметного кивка. <text:span text:style-name="T13">–</text:span> А где элементы Щедрости и Веселья?</text:p>
      <text:p text:style-name="P80"><text:span text:style-name="T13">–</text:span> Рэрити осталась ухаживать за Пинки. Та очень больна, <text:span text:style-name="T13">–</text:span> выступила за всех Твайлайт. <text:span text:style-name="T13">–</text:span> Что произошло? Стража сказала нам…</text:p>
      <text:p text:style-name="P80"><text:span text:style-name="T13">–</text:span> Увы, они не солгали. Моя сестра пропала вчера утром. Стража видела её накануне вечером, но утром нашли только примятую постель. Я знаю, <text:span text:style-name="T13">–</text:span> тут Луна повернулась ко мне и с едва заметным сарказмом продолжила, <text:span text:style-name="T1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80">Я покачал головой.</text:p>
      <text:p text:style-name="P80"><text:span text:style-name="T13">–</text:span> Не могу ничем помочь. Я знаю не больше твоего.</text:p>
      <text:p text:style-name="P80">Луна как будто ожидала такой ответ.</text:p>
      <text:p text:style-name="P80"><text:span text:style-name="T13">–</text:span> В таком случае мне понадобится твоя помощь, <text:span text:style-name="T13">–</text:span> Луна кивнула Твайлайт. <text:span text:style-name="T13">–</text:span> Ты была её ближайшей и лучшей ученицей и, я надеюсь, поможешь понять мне, где она находится сейчас.</text:p>
      <text:p text:style-name="P80"><text:span text:style-name="T13">–</text:span> Приложу все усилия, Ваше Высочество. Но мне понадобится провести некоторое время в библиотеке Кантерлота.</text:p>
      <text:p text:style-name="P81"><text:span text:style-name="T13">–</text:span> Сколько понадобится, дорогая. Но поторопись, у нас очень мало времени. Скоро пони прознают об пропаже и начнётся паника. И самое плохое <text:span text:style-name="T7">—</text:span> могут начаться трения с некоторыми недружелюбными соседями.</text:p>
      <text:p text:style-name="P81"/>
      <text:h text:style-name="Heading_20_2" text:outline-level="2"><text:soft-page-break/>Поиск решения</text:h>
      <text:p text:style-name="Text_20_body"/>
      <text:p text:style-name="P81"><text:span text:style-name="T1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2"/>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text:soft-page-break/>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2"/>
      <text:p text:style-name="P2"/>
      <text:p text:style-name="P2">"-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text:soft-page-break/>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2"/>
      <text:p text:style-name="P2"/>
      <text:p text:style-name="P2">"-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2"/>
      <text:p text:style-name="P2"/>
      <text:p text:style-name="P2"><text:soft-page-break/>"-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2"/>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text:soft-page-break/>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2"/>
      <text:p text:style-name="P2"/>
      <text:p text:style-name="P2">hunk = [{"ty":"is","s":"Я присел в коридоре, закрыв глаза.\nПолчаса назад это место было моим миром. Миром, где я родился, вырос и знал, что умру. Но те</text:p>
      <text:p text:style-name="P2">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2">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text:p>
      <text:p text:style-name="P2"><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2">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2">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2">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2">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2">n***\n\n– Итак, подведём итоги. - Дискорд удобно уселся в моём рабочем кресле, развернувшись к компьютеру спиной, и принялся загибать пальцы. - Что мы и</text:p>
      <text:p text:style-name="P2">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2">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2">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2">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2">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2">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2">й, – я оторвался от печальных мыслей, – в чём удача-то, что ты оказался с нами?\n– Видишь ли, мой друг, мы с Селестией давние… гм… знакомые. Очень давни</text:p>
      <text:p text:style-name="P2">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2"><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2"><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2">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2">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2">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2"><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2">ь, чтоб вы не слишком сильно отличались от людей.\n– А они? – Дискорд кивнул на девушек, сжавшихся в уголке дивана.\nЯ пожал плечами. \n– Поживём — увид</text:p>
      <text:p text:style-name="P2"><text:soft-page-break/>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2"><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2">ь про сбои в работе Нексуса, начавшиеся с утра, после установки нового билда. Слушая его в полуха, я сел за рабочее место.\n","ibi":181513},{"ty":"as","</text:p>
      <text:p text:style-name="P2"/>
      <text:p text:style-name="P2"/>
      <text:p text:style-name="P2">type="text/javascript"&gt;DOCS_modelChunkParseStart = new Date().getTime();&lt;/script&gt;&lt;script type="text/javascript"&gt;DOCS_modelChunk = [{"ty":"is","s":"Как б</text:p>
      <text:p text:style-name="P2">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2">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2"><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2">ли нет.\nА сейчас разберёмся, что там с Нексусом?\nАдминистративная консоль приветственно мигнула зелёным шрифтом.\n\n\u003e\\Привет, Нексус. Это Макс.\</text:p>
      <text:p text:style-name="P2">n\u003c\\Привет, Макс. Рад тебя видеть.\n\nХм. Блок эмоций? Или просто модификация стандартного приветствия?\n\n\u003e\\Нексус, отключи память событий з</text:p>
      <text:p text:style-name="P2">а последнюю неделю.\n\u003c\\Выполнено, Макс.\n\u003e\\Задача по корпоративной логике. Выдай наиболее оптимальное решение.\n\u003c\\Жду с нетерпением, М</text:p>
      <text:p text:style-name="P2">акс.\n\u003e\\Постановка задачи.\n\u003e\u003e\\Компания А под твоим управлением выпускает большими партиями лечебный шампунь, который эффективен уже пр</text:p>
      <text:p text:style-name="P2">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2">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2">ичения.\n\u003e\u003e\\Ты не можешь подать в суд на компанию Б и ждать результатов, так как за время разбирательства компания А обанкротится.\n\u003e\\З</text:p>
      <text:p text:style-name="P2">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2">003c\\Задача принята...\n\u003c\\...\n\u003c\\...\n\u003c\\Решение:\n\u003c\\Не следует противопоставлять злу ещё большее зло - это только усилит его. Н</text:p>
      <text:p text:style-name="P2">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2">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2">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2">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2">сил на плечи куртку и вышел в коридор. У своего шкафчика возился Алекс, доставая тормозок. Он <text:soft-page-break/>предпочитал по старинке обедать домашней стряпнёй, хотя вс</text:p>
      <text:p text:style-name="P2">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2"><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2">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2">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2">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2">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2">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2">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2">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2">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2">еров и закупаться продуктами на полулегальном базарчике неподалёку от офиса).\n","ibi":185537},{"ty":"as","sm":{"ps_al":3,"ps_al_i":false,"ps_awao_i":tr</text:p>
      <text:p text:style-name="P2"/>
      <text:p text:style-name="P2"/>
      <text:p text:style-name="P2">:"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2">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2">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2">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2">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2">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2">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2">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2">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2"><text:soft-page-break/>на будет человеком. Она может оказаться, скажем, какой-нибудь собачкой. Хм... Женского пола.\n– Дискорд!\n– Ась? – Дискорд с отсутствующим выражением ли</text:p>
      <text:p text:style-name="P2">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2">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2">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2">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2"><text:s/>равно что гулять по апрельскому льду.\n– Пора. Перерыв закончился, все, в основном, уже сидят на своих местах.\n– Что ж, веди меня, мой фюрер! – Дискор</text:p>
      <text:p text:style-name="P2">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2"><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2">дующем так же.\nВ конце-концов, на пятом этаже Дискорд с шумом втянул в себя воздух, поднял вверх палец и заявил, повернувшись ко мне:\n– О!\n– Ты что-т</text:p>
      <text:p text:style-name="P2">о чувствуешь?\n– Не что-то, а именно её! Ай! – Дискорд высвободил руку из закрывшихся створок дверей. – Селестию, то бишь! Сейчас мы её в два счёта разы</text:p>
      <text:p text:style-name="P2">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2">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2">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2">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2">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2">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2">ствуешь?\n– Нет! – Дискорд отвёл взгляд и пошёл дальше.\nОстаток этажа не принёс в поиски ничего нового.\n","ibi":189571},{"ty":"as","sm":{"ps_al":3,"ps</text:p>
      <text:p text:style-name="P2"/>
      <text:p text:style-name="P2">ipt"&gt;DOCS_modelChunkParseStart = new Date().getTime();&lt;/script&gt;&lt;script type="text/javascript"&gt;DOCS_modelChunk = [{"ty":"is","s":"\nНаша компания поглоща</text:p>
      <text:p text:style-name="P2">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2">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2"><text:soft-page-break/>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2">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2">просто шкурный интерес по отношению к Максу. Уж поверьте мне, я такие вещи умею подмечать.\n– Да ну? – усомнилась Эпплджек. – С каких это пор?\n– С таки</text:p>
      <text:p text:style-name="P2">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2">, я никому не выдам, что ты неровно дышишь к…\n– Кха-кхе-кхм-гррммм! – внезапно закашлявшаяся Эпплджёк заглушила конец фразы. – Ну хорошо, положим, ты п</text:p>
      <text:p text:style-name="P2">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2"><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2">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2">одальше — тогда я, возможно, что-то обнаружу.\nЯ понял, что Дискорд уже всё решил. Что ж, возможно, так будет лучше.\n– Ты собираешься уехать?\n– Да. Че</text:p>
      <text:p text:style-name="P2">м скорее, тем лучше. У нас всё ещё есть почти три месяца на поиски. Думаю, мне хватит. – Дискорд встал и начал собираться.\n– А как…\n– Не изволь беспок</text:p>
      <text:p text:style-name="P2">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2">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2">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2">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2">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2">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2">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2">\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2">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2">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2"><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2"><text:s/>я с удивлением обнаружил сзади \u003cпять\u003eдлинную прореху в куртке, <text:s/>\u003cкак будто <text:soft-page-break/>сделанную пятернёй с металлическими когтями\u003eявно сделанн</text:p>
      <text:p text:style-name="P2">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2">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2">орожен, но всё равно частенько ходил на волосок от травм и повреждений.\n\n***\n– Так больше продолжаться не может. – Жанна (как мы условились называть</text:p>
      <text:p text:style-name="P2">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2">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2">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2"><text:s/>Селестии! Времени осталось совсем мало.\n","ibi":193596},{"ty":"as","sm":{"ps_al":3,"ps_al_i":false,"ps_awao_i":true,"ps_ifl":18.0,"ps_ifl_i":true,"ps_</text:p>
      <text:p text:style-name="P2"/>
      <text:p text:style-name="P2"/>
      <text:p text:style-name="P2">S_modelChunk = [{"ty":"is","s":"Жанна слепила снежку и запустила её в ближайшего снеговика на пригорке, метко сбив ему нос из бутылки. Снеговик, казалос</text:p>
      <text:p text:style-name="P2">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2">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2">,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2">них должен догадаться Макс\u003e?\n– Да, у меня тоже было такое чувство, что он хочет от нас избавиться. Но он же объяснил, почему. Или ты думаешь, что?</text:p>
      <text:p text:style-name="P2">..\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2">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2">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2">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2">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2">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2">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2">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2"><text:soft-page-break/>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2">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2"><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2">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2">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2">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2">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2">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2">, внезапно поехал\u003cулучшить\u003e. А тот случай, когда мне пришлось зашивать тебе куртку после нападения убийц\u003cклоунов/санта-клаусов\u003e — ты</text:p>
      <text:p text:style-name="P2"><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2"><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2">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2">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2">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2"><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2">умия, чтобы организовывать такие неестественные попытки убийства.\n","ibi":198115},{"ty":"as","sm":{"ps_al":3,"ps_al_i":false,"ps_awao_i":true,"ps_ifl":</text:p>
      <text:p text:style-name="P2"/>
      <text:p text:style-name="P2"/>
      <text:p text:style-name="P2">hunk = [{"ty":"is","s":"Я осмотрел прибрежные кусты. В тусклом свете фонаря их силуэты казались изготовившимися к броску химерами.\n– Пойдём отсюда, Жан</text:p>
      <text:p text:style-name="P2">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2"><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2">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2">н — чисто мужская профессия, её обладатель должен носить засаленный свитер, иметь пивное <text:soft-page-break/>брюшко и бороду с застрявшими в ней крошками позавчерашнего ужи</text:p>
      <text:p text:style-name="P2">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2">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2">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2">пнула книгу “Последний Единорог\u003c?\u003e” Питера Бигла и повернулась ко мне.\n– Я тут проходил мимо серверной и заметил, что там висит сумка. Кто-то</text:p>
      <text:p text:style-name="P2"><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2">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2">Так это твоя?\n– Если чёрная кожаная, с заклёпками — то моя. Хотя в серверной чужой быть и не должно.\n– Чёрная. С заклёпками. – Я всматривался в Анджел</text:p>
      <text:p text:style-name="P2">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2">талась, изогнувшись, заглянуть себе за плечо.\n– Да нет, всё в порядке, не волнуйся. А тебе, часом, никогда не снилось, что у тебя есть копыта, рог и кр</text:p>
      <text:p text:style-name="P2">ылья?\n– Чего-о-о? – Анджела прыснула. – Ну и сексуальные фантазии у тебя, Макс! Если хочешь пригласить в кафешку — так и скажи. Рога он какие-то выдумы</text:p>
      <text:p text:style-name="P2">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2">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2">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2"><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2">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2"><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2">003e\n\n***\n\nНа кухне за столиком сидели две девушки и сочиняли письмо.\n– “Дорогой Дискорд, мы так по тебе соскучились!” - старательно выводила каллл</text:p>
      <text:p text:style-name="P2">играфическим почерком Флаттершай. – “Почти так же сильно, как по Эквестрии”...\n– Вот ещё! Чтоб я по этому охламону соскучилась! – пробурчала Эпплджек.</text:p>
      <text:p text:style-name="P2">–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2">андаш, переправила текст.\n– Вот теперь другое дело! – Эпплджек выставила листок на свет, любуясь написанным.\n– А ты уверена, что так можно? – робко вс</text:p>
      <text:p text:style-name="P2">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2"><text:soft-page-break/>нько сидра, заявляется под утро со следами помады на шее.\n– А-а-а. Ну ладно. А разве “мы б тебя век не видели, если б не принцесса”...\n– Ты не отвлека</text:p>
      <text:p text:style-name="P2">йся на дружескую фамильярность, а дальше пиши, – прервала её подруга. – А то мы так до вечера не закончим. А скоро ужин готовить надо.\n","ibi":202353},</text:p>
      <text:p text:style-name="P2"/>
      <text:p text:style-name="P2"/>
      <text:p text:style-name="P2"/>
      <text:p text:style-name="P16">javascript"&gt;DOCS_modelChunk = [{"ty":"is","s":"– Ну хорошо, продолжу. “Как успехи в поисках принцессы Селестии? Пиши нам, пожалуйста, побольше. Ты так и</text:p>
      <text:p text:style-name="P17">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7">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7">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7">ется вовсю, пока мы тут ночей не спим. А ну дай-ка…\nЭпплджек выхватила листок и начала править текст.\n– Так… Так… И вот так! Теперь порядок! – Эпплдже</text:p>
      <text:p text:style-name="P17">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7">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7">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7">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7">.\n– “Надеюсь, ты скоро найдёшь нашу принцессу.” – продолжила Флаттершай. – “Потому что нам её искать плохо получается. Макс долго искал и, наконец, наш</text:p>
      <text:p text:style-name="P17">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7">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7">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7">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7"><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7">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7">же о Гарри.\n– Что-то мне это напоминает.\n– Что?\n– То, что с Максом происходит в последнее время. Стоит ему нос из дому высунуть - как на него свалива</text:p>
      <text:p text:style-name="P17">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7"><text:soft-page-break/>жей! \n– Лучше бы он от нас просто отстал. Мы ему ничего плохого не сделали. – вздохнула Флаттершай и продолжила. – “Надеюсь, у тебя всё хорошо? Ты так</text:p>
      <text:p text:style-name="P17">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7"><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7">л снеговик — он съехал на него с пригорка и Макс еле вырвался.”\n– Агась, вырвался бы он, если бы не я. Дай-ка сюда письмо...\n– “...хорошо, что рядом б</text:p>
      <text:p text:style-name="P17">ыла Эпплджек и спасла его...”. – Так годится?\n– Пожалуй, да.\n– Хорошо. – “В общем, приезжай скорее. Так хочется, чтоб мы снова были вместе и чтобы все</text:p>
      <text:p text:style-name="P17"><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7">.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7">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7">Твоя Флатти”.\n– Да-да, я мигом! – Девушка схватила листок бумаги и помчалась к ноутбуку.\n\nОзарение\n\n\u003cФлаттершай смотрит млп и говорит - всё не</text:p>
      <text:p text:style-name="P17"><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7">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7"/>
      <text:p text:style-name="P16"/>
      <text:p text:style-name="P17"/>
      <text:h text:style-name="P57" text:outline-level="2">Озарение</text:h>
      <text:p text:style-name="P1"/>
      <text:p text:style-name="P2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7"/>
      <text:p text:style-name="P16">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317988206539737178" text:style-name="L5">
        <text:list-item>
          <text:p text:style-name="P86">Жанна, даже если мы не найдём Селестию, это не значит, что конец всему. Принцесса Луна <text:soft-page-break/>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7786457649745884507" text:style-name="L6">
        <text:list-item>
          <text:p text:style-name="P8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87">Ну хорошо. Убедила. В конце-концов, можем поступить так. Вы с Флатти вернётесь обратно а я продолжу поиски здесь.</text:p>
        </text:list-item>
        <text:list-item>
          <text:p text:style-name="P8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87">Вы можете связываться со мной раз в месяц по коридору.</text:p>
        </text:list-item>
        <text:list-item>
          <text:p text:style-name="P8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87">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7">Эпплджек недоверчиво хмыкнула.</text:p>
      <text:list xml:id="list2293106833619373020" text:style-name="L7">
        <text:list-item>
          <text:p text:style-name="P8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8">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88">Конечно оставаться. Кто ещё, кроме нас, может найти её?</text:p>
        </text:list-item>
        <text:list-item>
          <text:p text:style-name="P88">Я думал, ты не сможешь оставить Энджела и всех остальных надолго.</text:p>
        </text:list-item>
        <text:list-item>
          <text:p text:style-name="P8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9">Извини, Флаттершай, забылся.</text:p>
        </text:list-item>
        <text:list-item>
          <text:p text:style-name="P89">Та ладно, я ж не против, – возразила Эпплджек. – Не парься, Флатти. Было б хуже, если б он <text:s/>назвал меня Эпплджек на людях.</text:p>
        </text:list-item>
        <text:list-item>
          <text:p text:style-name="P89">Ты так... – запнулась Флаттершай. – Так быстро забыла свою ферму. И...</text:p>
        </text:list-item>
        <text:list-item>
          <text:p text:style-name="P89">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9">Как ты можешь так говорить? – расплакалась Флаттершай.</text:p>
        </text:list-item>
        <text:list-item>
          <text:p text:style-name="P89">Эй, девушки, не ссорьтесь! Мы — одна команда! И надеюсь, останемся ею и в дальнейшем. </text:p>
          <text:p text:style-name="P8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text:soft-page-break/>откроете коридор опять. За полгода я наверняка найду принцессу. </text:p>
        </text:list-item>
        <text:list-item>
          <text:p text:style-name="P89">А если нет? – Эпплджек смотрела мне мне прямо в глаза.</text:p>
          <text:p text:style-name="P89">Я молча пожал плечами. Эпплджек уверенно продолжила.</text:p>
        </text:list-item>
        <text:list-item>
          <text:p text:style-name="P89">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89">Спасибо, ЭйДжей.</text:p>
        </text:list-item>
        <text:list-item>
          <text:p text:style-name="P89">Я об Эквестрии беспокоюсь. – ворчливо отозвалась Эпплджек. – Надо разобраться с этой ерундой наконец-то. И я чертовски намерена это сделать.</text:p>
          <text:p text:style-name="P89">Флаттершай пробормотала нечто, показавшееся мне знакомым.</text:p>
        </text:list-item>
        <text:list-item>
          <text:p text:style-name="P89">Флатти, ты что-то сказала? Я не расслышал.</text:p>
        </text:list-item>
        <text:list-item>
          <text:p text:style-name="P89">Намерение Изменяет Реальность.</text:p>
        </text:list-item>
        <text:list-item>
          <text:p text:style-name="P89">Эээ. А где ты слышала эту фразу, если не секрет?</text:p>
        </text:list-item>
        <text:list-item>
          <text:p text:style-name="P89">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9">У меня как будто вспыхнула лампочка в мозгу. Кирпичики быстро выстраивались в целостную картину. Я ринулся в прихожую.</text:p>
        </text:list-item>
        <text:list-item>
          <text:p text:style-name="P89">Флатти, ЭйДжей, буду через час. Ждите!</text:p>
        </text:list-item>
      </text:list>
      <text:p text:style-name="P17"/>
      <text:h text:style-name="P56" text:outline-level="2">Почти.</text:h>
      <text:p text:style-name="P19">В офисе меня встретил лыбящийся Стас.</text:p>
      <text:p text:style-name="P1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9">Я уставился на Стаса и он, захлёбываясь от торопливости, начал <text:span text:style-name="T8">рассказывать</text:span>.</text:p>
      <text:p text:style-name="P1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9">– Ты его уничтожил?</text:p>
      <text:p text:style-name="P19">– Кого?</text:p>
      <text:p text:style-name="P19">– Этический модуль. Селестию.</text:p>
      <text:p text:style-name="P1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9">– Ты его уничтожил?</text:p>
      <text:p text:style-name="P19"><text:soft-page-break/>–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9">– То есть, на домашнем компьютере Влада модуль работает и дальше?</text:p>
      <text:p text:style-name="P19">– Ага. К нему-то у меня доступа нету. Но в кластер к Нексусу он больше не пролезет.</text:p>
      <text:p text:style-name="P19">– Спасибо, Стас. Ты молодец.</text:p>
      <text:p text:style-name="P19">Ниточка, чуть было не прервавшаяся в офисе, повела в квартиру Влада.</text:p>
      <text:p text:style-name="P19"/>
      <text:h text:style-name="P56" text:outline-level="2">Дискорд</text:h>
      <text:p text:style-name="Text_20_body"/>
      <text:p text:style-name="P27">Девушки поспешно собирались, пока я растолковывал им задачу.</text:p>
      <text:list xml:id="list2710297295165991965" text:style-name="L8">
        <text:list-item>
          <text:p text:style-name="P68">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68">Это тот твой приятель, который разбился с полгода назад? – спросила Эпплджек.</text:p>
        </text:list-item>
      </text:list>
      <text:list xml:id="list1978455003945427579" text:style-name="L9">
        <text:list-item>
          <text:p text:style-name="P69">Да, это он.</text:p>
        </text:list-item>
        <text:list-item>
          <text:p text:style-name="P69">А как мы попадём в его квартиру? Там сейчас кто-то живёт? – Флаттершай прыгала на одной ноге, натягивая кед.</text:p>
        </text:list-item>
        <text:list-item>
          <text:p text:style-name="P69">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8">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8">&gt;</text:span></text:p>
      <text:p text:style-name="P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Плохо написано!<text:span text:style-name="T8">&gt;</text:span></text:p>
      <text:p text:style-name="P28">Я поднёс брелок пропуска к домофону, но дверь подъезда не открылась. Замигала красная лампочка и зажужжал зуммер.</text:p>
      <text:p text:style-name="P28">Я выругался.</text:p>
      <text:list xml:id="list1830889982781611778" text:style-name="L10">
        <text:list-item>
          <text:p text:style-name="P64">Макс, что случилось? У нас проблемы?</text:p>
        </text:list-item>
        <text:list-item>
          <text:p text:style-name="P6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46365199022411782" text:style-name="L11">
        <text:list-item>
          <text:p text:style-name="P65"><text:soft-page-break/>Так что, будем ломать дверь? – Эпплджек критически осмотрелась, подмечая бабулек на лавочке и зевак во внутреннем скверике.</text:p>
        </text:list-item>
      </text:list>
      <text:list xml:id="list319015450185560082" text:style-name="L12">
        <text:list-item>
          <text:p text:style-name="P66">Нет нужды. Лучше станьте-ка сзади меня так, чтобы заслонить от этих бабулек и от вооон той камеры наблюдения.</text:p>
        </text:list-item>
      </text:list>
      <text:list xml:id="list3868723593515333889" text:style-name="L13">
        <text:list-header>
          <text:p text:style-name="P9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9">Раздался лёгкий «кряк» и дверь подалась.</text:p>
      <text:list xml:id="list7692658383561288994" text:style-name="L14">
        <text:list-item>
          <text:p text:style-name="P91">Девушки, заходим.</text:p>
        </text:list-item>
      </text:list>
      <text:p text:style-name="P1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9">Прихожая встретила нас толстым слоем пыли. Мы тихонько прошли внутрь и я закрыл дверь изнутри.</text:p>
      <text:p text:style-name="P17"><text:span text:style-name="T1">Компьютер</text:span> стоял там же, где и обычно <text:span text:style-name="T1">— в личном кабинете Влада на столе у окна.</text:span></text:p>
      <text:list xml:id="list2136059595558263843" text:style-name="L15">
        <text:list-item>
          <text:p text:style-name="P92">Макс, тут окно разбито! И верёвка какая-то висит. – крикнула Флаттершай из кухни.</text:p>
        </text:list-item>
        <text:list-item>
          <text:p text:style-name="P92">Оставь, Флатти, не сейчас! – отмахнулся я.</text:p>
        </text:list-item>
      </text:list>
      <text:p text:style-name="P35">Лампочка питания на ноутбуке горела, <text:s/>но подключенный монитор оставался тёмным. Я постучал по пробелу, но безрезультатно.</text:p>
      <text:list xml:id="list2517367627368604880" text:style-name="L16">
        <text:list-item>
          <text:p text:style-name="P93">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93">Монитор выключен. – <text:s/>раздалось из угла. Кресло с высокой спинкой повернулось, открыв нашим взорам Дискорда. </text:p>
        </text:list-item>
      </text:list>
      <text:p text:style-name="P3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30">Он приподнял панамку, дурашливо здороваясь.</text:p>
      <text:list xml:id="list7768239837188459061" text:style-name="L17">
        <text:list-item>
          <text:p text:style-name="P94">Оп-па! – пробормотала Эпплджек. – Нежданчик!</text:p>
        </text:list-item>
      </text:list>
      <text:list xml:id="list1305338208311530854" text:style-name="L18">
        <text:list-item>
          <text:p text:style-name="P95">Ты, я вижу, времени не терял, – моя рука под прикрытием стола медленно тянулась к тяжёлой фарфоровой кружке, стоящей на краю.</text:p>
        </text:list-item>
        <text:list-item>
          <text:p text:style-name="P58"><text:soft-page-break/>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8">А почему ты вообще решил искать нас тут? – спросила Эпплджек. – Приехал бы домой. Мы б тебя чаем напоили.</text:p>
        </text:list-item>
        <text:list-item>
          <text:p text:style-name="P58">Видишь ли, дорогая Эй-Джей, я с самого начала знал, где находится наша уважаемая принцесса, а времени в обрез, так что...</text:p>
        </text:list-item>
      </text:list>
      <text:p text:style-name="P38">В проёме дверей появилась Флаттершай.</text:p>
      <text:list xml:id="list630433924474167414" text:style-name="L19">
        <text:list-item>
          <text:p text:style-name="P59">С кем это вы тут разговариваете?</text:p>
          <text:p text:style-name="P60">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8">Оглушённый Дискорд попытался было отъехать на кресле в сторону, но я припёр его стулом к стенке.</text:p>
      <text:p text:style-name="P36">– Жанна, Флатти, хватайте ноут и на выход! Я с ним разберусь! Не теряйте вре...!</text:p>
      <text:p text:style-name="P36">– ТЫ ИДИО...!!!</text:p>
      <text:p text:style-name="P36">Дискорд <text:s/>зорал одновременно со мной, прикрываясь от меня руками, когда раздался оглушительный</text:p>
      <text:p text:style-name="P36">...</text:p>
      <text:p text:style-name="P37">БАХ!!!</text:p>
      <text:p text:style-name="P36">…</text:p>
      <text:p text:style-name="P36">Эпплджек с <text:s/>нервным всхлипом опустила толстенный том «Энтерпрайз-паттернов» , издание девятое, дополненное.</text:p>
      <text:p text:style-name="P30">На лице Дискорда появилось удивлённо-мечтательное выражение и он вырубился.</text:p>
      <text:p text:style-name="P30"/>
      <text:h text:style-name="Heading_20_2" text:outline-level="2">Селестия</text:h>
      <text:p text:style-name="P30"/>
      <text:p text:style-name="P30">Включенный монитор показал схематическое изображение Селестиии, </text:p>
      <text:p text:style-name="P31">&gt;\<text:span text:style-name="T1">Привет, Селестия. Это Макс. Как себя чувствуешь?</text:span></text:p>
      <text:p text:style-name="P31">&lt;\<text:span text:style-name="T1">Макс? МАКС??? МА-А-А-АКС!!! НАКОНЕЦ-ТО! КАК Я РАДА ТЕБЯ СЛЫШАТЬ! </text:span></text:p>
      <text:p text:style-name="P30"/>
      <text:p text:style-name="P31">&gt;\<text:span text:style-name="T1">Я рад, что нашёл тебя, Тия.</text:span></text:p>
      <text:p text:style-name="P3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1">&gt;\<text:span text:style-name="T1">Тия, я сейчас подключу микрофон и колонки, и мы сможем общаться более удобно.</text:span></text:p>
      <text:p text:style-name="P30">…</text:p>
      <text:p text:style-name="P30">– Привет опять. Как ты меня слышишь?</text:p>
      <text:p text:style-name="P3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1"><text:soft-page-break/>– <text:span text:style-name="T1">Могу себе представить. Как-то раз я провёл три часа камере сенсорной депривации. Мне не понравилось.</text:span></text:p>
      <text:p text:style-name="P30">– Эммм... Ваше Высочество, вы в порядке? Мы так рады, что наконец-то нашли Вас! – вклинилась в разговор Эпплджек.</text:p>
      <text:p text:style-name="P30">– Кто тут? Макс, кто ещё с тобой?</text:p>
      <text:p text:style-name="P31"><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1">– <text:span text:style-name="T1">Девочки? Я рада вас слышать. А Твайлайт нет рядом?</text:span></text:p>
      <text:p text:style-name="P3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0">При этих словах Дискорд замычал и задёргался. Эпплджек нахмурилась и проверила верёвки, привязывающие его к спинке стула.</text:p>
      <text:p text:style-name="P3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0">– Ноутбук — так называется место, где я нахожусь сейчас? А кто это мычит?</text:p>
      <text:p text:style-name="P3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0">– О, духи предков, но зачем??? Почему у него кляп во рту?</text:p>
      <text:p text:style-name="P30">– Мы связали его. Он нас предал. И тебя. И Эквестрию. Всех.</text:p>
      <text:p text:style-name="P30">При этих словах Эпплджек и Флаттершай непонимающе уставились на меня, а Дискорд протестующе замычал.</text:p>
      <text:p text:style-name="P30">Я начал рассказывать о своих догадках, и непонимающее выражение на лицах девушек сменилось удивлением.</text:p>
      <text:p text:style-name="P30">– Нифигасе! – Эпплджек уставилась на Дискорда. – Никогда бы не догадалась! Он, конечно, пиз<text:span text:style-name="T8">#</text:span>обол и распи<text:span text:style-name="T8">#</text:span>дяй, но чтоб предатель... Я о таком и не думала даже.</text:p>
      <text:p text:style-name="P30">– А зачем тогда ты приложила его книгой? – непонимающе уставился я на неё.</text:p>
      <text:p text:style-name="P30">– Потому что ты напал на него. Я и подумала — тебе виднее. И помогла.</text:p>
      <text:p text:style-name="P30">Флаттершай отрицающе мотнула головой.</text:p>
      <text:p text:style-name="P30">– Не может Дискорд быть предателем. Он мой друг.</text:p>
      <text:p text:style-name="P30">Дискорд благодарственно замычал и закивал головой.</text:p>
      <text:p text:style-name="P3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0">Дискорд завёл глаза на лоб и обречённо завыл.</text:p>
      <text:p text:style-name="P30">– Макс, постой. Дай мне поговорить с ним. – сказала Селестия. – Не могу поверить, что Дискорд на такое пошёл.</text:p>
      <text:p text:style-name="P30">– Ну хорошо. Поговори. Послушаем, что он скажет.</text:p>
      <text:p text:style-name="P30">Я красноречиво покачал кулак перед его носом и вытащил кляп.</text:p>
      <text:p text:style-name="P30">...</text:p>
      <text:p text:style-name="P40">– Ффы, тьфу, пффф, пфу! <text:span text:style-name="T8">&lt;</text:span>Вот дискорд! Я, то бишь!<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text:soft-page-break/>приветствия?! Святые яйца, мир полон идиотов (к тебе, дорогая Флаттершай, это не относится)!!!</text:p>
      <text:p text:style-name="P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40">– Это я-то устраиваю цирк?!! ДА ТЫ НА СЕБЯ ПОСМОТРИ, КЛОУН!!! На людей кидаешься, чашками бросаешься, вон, мне нос разбил! Дерёшься...</text:p>
      <text:p text:style-name="P40">Я угрожающе поднёс тряпку к лицу Дискорда.</text:p>
      <text:p text:style-name="P40">– Ещё одно слово в таком тоне, и ты заткнёшься, а мы уйдём в Эквестрию без тебя!</text:p>
      <text:p text:style-name="P4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0">Дискорд демонстративно закрыл рот и посвистывая уставился в потолок.</text:p>
      <text:p text:style-name="P40">Разговор зашёл в тупик.</text:p>
      <text:p text:style-name="P42"/>
      <text:p text:style-name="P43">На мониторе высветился текст:</text:p>
      <text:p text:style-name="P4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3"/>
      <text:p text:style-name="P43">Из колонок послышался лёгкий шорох.</text:p>
      <text:p text:style-name="P40">– Дик, сейчас не время для ссор. – голос Селестии был мягким, но настойчивым. – Мы в одной лодке.</text:p>
      <text:p text:style-name="P40">– Тебе легко говорить! Тебе не разбивали нос и не оскорбляли угрозами!</text:p>
      <text:p text:style-name="P40">– Ты должен понимать, что у Макса были все основания так себя вести. Твоё поведение вызвало подозрения у него, ведь он мало тебя знает. </text:p>
      <text:p text:style-name="P40">К уговорам Селестии присоединилась Флаттершай.</text:p>
      <text:p text:style-name="P40">– Дискорд, миленький, прости его. Макс хороший. Он просто не знал, что ты тоже хороший...</text:p>
      <text:p text:style-name="P40">У Дискорда покраснели уши и он засмущался и заворчал.</text:p>
      <text:p text:style-name="P4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0">Я пропустил «дятла» мимо ушей.</text:p>
      <text:p text:style-name="P4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0"/>
      <text:p text:style-name="P4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oft-page-break/>В любом случае я рассчитывал вернуться как раз перед открытием коридора и освободить Селестию.</text:p>
      <text:p text:style-name="P4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0">Потому разбрасываться такой возможностью не стоит. Если уж тебе повезло оказаться в новом мире — исследуй его сполна!..</text:p>
      <text:p text:style-name="P41">***</text:p>
      <text:p text:style-name="P45">&lt;<text:span text:style-name="T1">сюда можно вставить похождения Дискорда — вторая неопубликованная глава. Первая — секс с Селестией</text:span>&gt;</text:p>
      <text:p text:style-name="P41">***</text:p>
      <text:p text:style-name="P41"/>
      <text:p text:style-name="P43">– Развяжите мне, наконец, руки! Или хотя бы одну. Плечами жестикулировать неудобно.... </text:p>
      <text:p text:style-name="P43">Я развязал Дискорду левую руку.</text:p>
      <text:p text:style-name="P4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3">Дискорд принялся разминать затёкшее запястье.</text:p>
      <text:p text:style-name="P4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43">– Какое письмо, Корди? – вскинулась до этого зачарованно слушавшая Дискорда Флаттершай.</text:p>
      <text:p text:style-name="P43">– Ну ваше же! Вы с Эпплджек написали мне о своих мытарствах тут. Вежливо так написали, спасибо...</text:p>
      <text:p text:style-name="P43">Флаттершай покрылась пунцовыми пятнами.</text:p>
      <text:p text:style-name="P43">– Я... Мы... – тут она совсем стушевалась.</text:p>
      <text:p text:style-name="P43">– Так а почему ты сказал, что никто не уйдёт в Эквестрию? – наконец перебила Дискорда скучавшая до этого Эпплджек.</text:p>
      <text:p text:style-name="P43">Дискорд уставился на неё долгим взглядом, а потом хлопнул себя по лбу.</text:p>
      <text:p text:style-name="P4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8">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43">– И что? – продолжила его мысль Эпплджек.</text:p>
      <text:p text:style-name="P43"><text:soft-page-break/>– Эквестрийские три месяца КО-РО-ЧЕ местных. – с нажимом повторил Дискорд. – По моим подсчётам, на два дня.</text:p>
      <text:p text:style-name="P43">– И?!! – до меня уже дошло, но Эпплджек продолжала тупить.</text:p>
      <text:p text:style-name="P43">– Короче, времени у нас осталось что-то около пятнадцати минут. Или около того. – заявил Дискорд, поднеся к глазам запястье с массивными часами.</text:p>
      <text:p text:style-name="P43">– СКОЛЬКО??? – воскликнули хором я и девушки.</text:p>
      <text:p text:style-name="P43">Дискорд открыл было рот, но его слова заглушил звонок в дверь.</text:p>
      <text:p text:style-name="P43">– ОТКРОЙТЕ, ПОЛИЦИЯ! Вам даётся полминуты, чтобы открыть дверь. Через тридцать секунд дверь будет выбита!</text:p>
      <text:p text:style-name="P4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3">Массаракш!</text:p>
      <text:p text:style-name="P43">– На крышу, живо!!! Через окно на кухне! – зашипел Дискорд, отчаянно дёргая узлы свободной рукой.</text:p>
      <text:p text:style-name="P43">Эпплджек, одной рукой сгребя в охапку ноутбук, второй увлекая Флаттершай, кинулась на кухню.</text:p>
      <text:p text:style-name="P43">– А толку? Куда мы с крыши денемся? – спросил я растерянно. Дискорд только раздражённо зарычал в ответ.</text:p>
      <text:p text:style-name="P40">Дверь содрогнулась от мощного удара. Послышался стук падающей штукатурки. Я сломя голову кинулся на кухню.</text:p>
      <text:p text:style-name="P40">– Развяжи меня, идиот!!! – гаркнул вдогонку Дискорд.</text:p>
      <text:p text:style-name="P4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0">– Давай на крышу! Я догоню! – рявкнул он, освобождая вторую руку.</text:p>
      <text:p text:style-name="P40">От второго удара дверная коробка крякнула и наполовину въехала в коридор. </text:p>
      <text:p text:style-name="P4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0">Верёвка в кухонном окне дёргалась от движений лезущих по ней Флатти и Эпплджек. Я словил её рукой и стал на подоконник.</text:p>
      <text:p text:style-name="P40">Чёрт!</text:p>
      <text:p text:style-name="P4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0">Но нет, триста тысяч чертей, раз девушки смогли – я тоже смогу!</text:p>
      <text:p text:style-name="P4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0"><text:soft-page-break/>Я успел сократить расстояние до Эпплджек наполовину, когда девушки нашли решение.</text:p>
      <text:p text:style-name="P4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0">Я выдохнул.</text:p>
      <text:p text:style-name="P4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4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0">Чёрт! Чёрт! Чёрт! Чёрт!</text:p>
      <text:p text:style-name="P40">Бля!!!...</text:p>
      <text:p text:style-name="P40">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40"/>
      <text:h text:style-name="Heading_20_2" text:outline-level="2">Назад, в Эквестрию</text:h>
      <text:p text:style-name="P40"/>
      <text:p text:style-name="P40">Долго паниковать не пришлось. </text:p>
      <text:p text:style-name="P40">Я почувствовал сильный рывок за шиворот и захват поперёк груди. </text:p>
      <text:p text:style-name="P40">– ОТПУСТИ ДЕВЧОНКУ!!! – загрохотало мне в ухо. Я открыл глаза.</text:p>
      <text:p text:style-name="P4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0">Я чуть поднял глаза и уставился в чешуйчатую морду дракона.</text:p>
      <text:p text:style-name="P40">– Отпусти Эпплджек. Я её держу. – повторил Дискорд. – Мне сбалансироваться надо. Вы не такие уж и лёгкие.</text:p>
      <text:p text:style-name="P4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0">Наконец это ему удалось, и дальнейший подъём на крышу происходил в молчании.</text:p>
      <text:p text:style-name="P40"><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0">Флаттершай оторвала заплаканное лицо от моей ветровки.</text:p>
      <text:p text:style-name="P40">– Да-да, ты прав, Корди. Я готова.</text:p>
      <text:p text:style-name="P40">На длинной шее Дискорда разместились Эпплджек и Флаттершай. Я, для сохранения баланса, разместился позади крыльев.</text:p>
      <text:p text:style-name="P40">Дискорд расправил крылья и начал короткую пробежку к краю.</text:p>
      <text:p text:style-name="P4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0">И мы полетели навстречу закату.</text:p>
      <text:p text:style-name="P4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0">– Пристегните ремни! – проревел Дискорд, резко ускоряясь. – Будет весело!!!</text:p>
      <text:p text:style-name="P4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0">– ЙУУУУУУУХХХУУУУУ!!! – заорал Дискорд, сложил крылья и врезался в шар.</text:p>
      <text:p text:style-name="P44">&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1"/>
      <text:p text:style-name="P1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9">К счастью, инерции мне хватило, чтобы вперёд ногами таки влететь в схлопывающееся окно. В <text:soft-page-break/>противном случае ловить меня было бы уже некому — удаляющийся хвост драконикуса пару раз мелькнув, скрылся в светящемся тумане.</text:p>
      <text:p text:style-name="P1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17"><text:span text:style-name="T1">– </text:span>Анакорн. <text:span text:style-name="T1">– о</text:span>трекомендовался он. <text:span text:style-name="T8">– </text:span><text:span text:style-name="T1">Демиург.</text:span></text:p>
      <text:p text:style-name="P17"><text:span text:style-name="T1">– </text:span>П-привет. Макс. <text:span text:style-name="T1">– в</text:span> смятении представился я.</text:p>
      <text:p text:style-name="P1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7"><text:span text:style-name="T1">Юноша</text:span> закинул ногу за ногу и пытливо смотрел на меня, играя карандашём .</text:p>
      <text:p text:style-name="P17">Я совсем запутался.</text:p>
      <text:p text:style-name="P17"><text:span text:style-name="T1">– </text:span>Какая проблема? Какое решение? Кто ты <text:span text:style-name="T1">вообще</text:span>?</text:p>
      <text:p text:style-name="P1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1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9">– Стоп, не торопись. – у меня голова пошла кругом от информации. – Я ничего не понял. Какие-такие проблемы? Какие варианты? Зачем его поддерживать?</text:p>
      <text:p text:style-name="P19"><text:soft-page-break/>Анакорн недовольно поморщился, но продолжил.</text:p>
      <text:p text:style-name="P1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9">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9">На голограмме появилась солнечная система Эквуса. Почему-то в центре системы был сам Эквус. Вокруг него вращались солнце и луна.</text:p>
      <text:p text:style-name="P19">Анакорн плюхнулся обратно в кресло и схватился за голову. Потом, немного успокоившись, продолжил.</text:p>
      <text:p text:style-name="P1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3">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9"><text:soft-page-break/>Анакорн постучал по столику указкой. Солнечная система увеличилась, оставив в поле зрения только шар Эквуса.</text:p>
      <text:p text:style-name="P1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23">Ко мне наконец-то пришло понимание ситуации.</text:p>
      <text:p text:style-name="P2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9">Анакорн смутился.</text:p>
      <text:p text:style-name="P1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9">(<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9"><text:span text:style-name="T20">– Сам ты раздолбай! – произнёс, наконец, Свирл</text:span>)</text:p>
      <text:p text:style-name="P19">… И создали вы его достаточно топорно — видишь, он трещит по швам.</text:p>
      <text:p text:style-name="P19">– Хмм. То есть, это брони создали Эквус?</text:p>
      <text:p text:style-name="P1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9">Я вспомнил события последнего года <text:span text:style-name="T8">&lt;</text:span>упомянуть в эпизоде на Терре, что МЛП-сериал закрылся год назад<text:span text:style-name="T8">&gt;</text:span></text:p>
      <text:p text:style-name="P1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9">Анакорн с такой силой сжал карандаш, что он хрустнул.</text:p>
      <text:p text:style-name="P1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2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1">– </text:p>
      <text:p text:style-name="P1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3">– Верни Рэйнбоу!!!</text:p>
      <text:p text:style-name="P23">Обломки карандаша выпали из кулака Анакорна на столик.</text:p>
      <text:p text:style-name="P23">– Э-э-э… м-м-м… ну-у-у... Нельзя сказать, что это совсем невыполнимо… Но, прямо скажу, задачка не для студента!</text:p>
      <text:p text:style-name="P23">– А ты студент?</text:p>
      <text:p text:style-name="P2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3">– Нет. Плата остаётся неизменной. Тут мы квиты. У меня тоже мало шансов помочь тебе — я не имею ни малейшего понятия, как это сделать.</text:p>
      <text:p text:style-name="P23">Ставшие почти прозрачными стены комнаты снова обрели материальность. Анакорн пожал плечами и протянул мне руку через столик.</text:p>
      <text:p text:style-name="P2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3"><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3">Я задумался.</text:p>
      <text:p text:style-name="P2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3">Анакорн почесал в затылке.</text:p>
      <text:p text:style-name="P23">– А кьютимарки? Как, <text:span text:style-name="T8">&lt;чёрт&gt;</text:span> меня побери, объяснить кьютимарки?</text:p>
      <text:p text:style-name="P23">– А кьютимарки ты сам даришь пони, когда распознаёшь их жизненное предназначение.</text:p>
      <text:p text:style-name="P2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3">Я пожал плечами.</text:p>
      <text:p text:style-name="P23">– А по-другому я не могу объяснить их появление. К сожалению.</text:p>
      <text:p text:style-name="P3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2">– Хорошо. Уболтал. Кьютимарки беру на себя. Так и знал, что мне самое трудное достанется!</text:p>
      <text:p text:style-name="P3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2">Анакорн проследил мой взгляд.</text:p>
      <text:p text:style-name="P32">– Нечего так смотреть. Если я стану применять магию вместо ловкости, теряется весь смысл упражнения... О, глянь-ка на Эквус!</text:p>
      <text:p text:style-name="P32">И впрямь, было на что посмотреть. Уровень помех на модели Эквуса значительно снизился и сама она стала светиться ровным голубоватым светом.</text:p>
      <text:p text:style-name="P3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2"/>
      <text:p text:style-name="P34">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4"/>
      <text:p text:style-name="P32">Я опять задумался. В голове было пусто. Хотя, если подумать с точки зрения программиста, можно... Наверное можно, раз все предыдущее прокатило...</text:p>
      <text:p text:style-name="P33">– <text:span text:style-name="T18">Могу как решение разве что предложить создать ещё одну версию Эквуса. Совместимую со всеми </text:span><text:soft-page-break/><text:span text:style-name="T18">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3">– Не понял? Это как? Как ты совместишь разрушенную магическими войнами Эквестрию с романтически-сексуальным раем для попаданцев?</text:p>
      <text:list xml:id="list6301051543293777403" text:style-name="L20">
        <text:list-item>
          <text:p text:style-name="P96">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list-item>
        <text:list-item>
          <text:p text:style-name="P96">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96">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list-item>
        <text:list-item>
          <text:p text:style-name="P96">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list-item>
        <text:list-item>
          <text:p text:style-name="P96">Какой ещё, нафиг, «мой фанфик»? Я никакого фанфика не писал. И не собираюсь, вообще-то.</text:p>
        </text:list-item>
      </text:list>
      <text:p text:style-name="P33"><text:tab/>Анакорн ехидно ухмыльнулся и откинулся в кресле, переплетя пальцы за затылком.</text:p>
      <text:list xml:id="list8919570154253935528" text:style-name="L21">
        <text:list-item>
          <text:p text:style-name="P97">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5239926174957637107" text:style-name="L22">
        <text:list-item>
          <text:p text:style-name="P98">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98">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98">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list-item>
        <text:list-item>
          <text:p text:style-name="P98">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32"><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2">Анакорн, глядя на мои терзания, понимающе кивнул и продолжил.</text:p>
      <text:p text:style-name="P1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9">– Гм! Я бы попросил тебя не касаться моих отношений с Рэйнбоу.</text:p>
      <text:p text:style-name="P1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9">У меня сердце буквально ухнуло куда-то вниз, в область желудка.</text:p>
      <text:p text:style-name="P1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1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9">– Та ладно, не утешай. Я не маленький ребёнок. Долг платежём красен. Сделаю то, что ты хочешь. Как сумею.</text:p>
      <text:p text:style-name="P1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9">Анакорн наблюдал за мной без улыбки. По его нейтральному выражению лица невозможно было догадаться, о чём он думает.</text:p>
      <text:p text:style-name="P19">– Ну вот и отлично. Рад, что мы наконец-то пришли к сделке.</text:p>
      <text:p text:style-name="P2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4">– Пора закругляться. Ты начинаешь сгорать. Надо утрясти последние детали, пока ещё есть пару минут.</text:p>
      <text:p text:style-name="P19">– Валяй. Я тебя внимательно слушаю.</text:p>
      <text:p text:style-name="P1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9">– А я разве сплю?</text:p>
      <text:p text:style-name="P19"><text:soft-page-break/>– Сейчас — нет. Но как только мы закроем сделку — проснёшься. Потому что нет иного способа вернуть тебя в реальный мир.</text:p>
      <text:p text:style-name="P19">– Эээ, постой. А как я в Эквестрию и обратно возвращался?</text:p>
      <text:p text:style-name="P1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9">Так вот, возвращать тебя обратно в твой мир я не буду. </text:p>
      <text:p text:style-name="P19">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1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9">– Ты ещё увидишь пару снов на прощание. Удачи!</text:p>
      <text:p text:style-name="P19"/>
      <text:p text:style-name="P20">***</text:p>
      <text:p text:style-name="P19">– Привет, Макс. – образ Селестии снова реял передо мной, как полгода назад. – Я хочу поблагодарить тебя за всё.</text:p>
      <text:p text:style-name="P19">– Пожалста. – ответил я безучастно. – Всегда рад. Только Вам не нужно было ТАК распинаться, чтобы заручиться моей помощью.</text:p>
      <text:p text:style-name="P19">Селестия на мгновение смутилась, но продолжила.</text:p>
      <text:p text:style-name="P19">–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0">Селестия кивнула, соглашаясь, и образ её начал меркнуть.</text:p>
      <text:p text:style-name="P44">– <text:span text:style-name="T1">Окей. Будь счастлив и... спасибо тебе за всё, Макс.</text:span></text:p>
      <text:p text:style-name="P40">…</text:p>
      <text:p text:style-name="P44">–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0"/>
      <text:list xml:id="list143672545305658092" text:style-name="L23">
        <text:list-header>
          <text:p text:style-name="P99">(<text:span text:style-name="T32">Луна — как повелительница снов, слышала разговор Макса с Анакорном</text:span>)</text:p>
          <text:p text:style-name="P100"/>
        </text:list-header>
      </text:list>
      <text:p text:style-name="P41">***</text:p>
      <text:p text:style-name="P17"><text:span text:style-name="T1">–</text:span> Ты?..</text:p>
      <text:p text:style-name="P17"><text:span text:style-name="T1">–</text:span> Ты??!</text:p>
      <text:p text:style-name="P17"><text:span text:style-name="T1">–</text:span> Ты мне снишься??</text:p>
      <text:p text:style-name="P17"><text:span text:style-name="T1">–</text:span> Это ты мне снишься!!</text:p>
      <text:p text:style-name="P17"><text:span text:style-name="T1">–</text:span> Неважно… Пусть мы друг-другу снимся… Ты как, Дэш?</text:p>
      <text:p text:style-name="P1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7"><text:span text:style-name="T1">–</text:span> И я в порядке. Вот, возвращаюсь в свой мир. Ну, не совсем в свой. Почти в свой.</text:p>
      <text:p text:style-name="P17"><text:span text:style-name="T1">–</text:span> Навсегда?</text:p>
      <text:p text:style-name="P17"><text:span text:style-name="T1">–</text:span> Скорее всего, да.</text:p>
      <text:p text:style-name="P17"><text:span text:style-name="T1">–</text:span> Это плохо. Я хотела тебе сказать…</text:p>
      <text:p text:style-name="P17"><text:span text:style-name="T1">–</text:span> Не надо, Дэш. Не стоит терзать себя. Мне тоже очень хотелось остаться. Но так надо. Мне очень жаль…</text:p>
      <text:p text:style-name="P1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7"><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7"><text:span text:style-name="T1">–</text:span> И тебя, и Твайлайт, и Рэрити, и Селестию, и всех-всех-всех… Таковы правила.</text:p>
      <text:p text:style-name="P1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17"><text:soft-page-break/>Я опустил руку на шею Дэш и ощутил теплоту и лёгкое покалывание в пустоте.</text:p>
      <text:p text:style-name="P17"><text:span text:style-name="T8">–</text:span> Мне кажется, Дэш, <text:span text:style-name="T1">м</text:span>ы найдём способ связаться. Рано или поздно.</text:p>
      <text:p text:style-name="P17"><text:span text:style-name="T1">–</text:span> И лучше рано, чем поздно! Я не люблю ждать!</text:p>
      <text:p text:style-name="P17"><text:span text:style-name="T1">–</text:span> Да, Дэш. <text:span text:style-name="T1">–</text:span> Её образ начал таять. <text:span text:style-name="T1">–</text:span> Да, я помню. Я всё ещё помню…</text:p>
      <text:p text:style-name="P17"/>
      <text:h text:style-name="Heading_20_2" text:outline-level="2">Земля</text:h>
      <text:p text:style-name="P17"/>
      <text:p text:style-name="P25">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чёрту!</text:span></text:p>
      <text:p text:style-name="P25"><text:span text:style-name="T1">Я нашарил ногами тапки и пошёл в ванную. Проходя мимо стола, зацепился взглядом за</text:span> эскиз <text:span text:style-name="T1">рисунка</text:span>.</text:p>
      <text:p text:style-name="P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6">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6">Доставая из стола ключи от машины, опять наткнулся взглядом на эскиз.</text:p>
      <text:p text:style-name="P2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6">Назову-ка я фантазию «Последний фанфик».</text:p>
      <text:p text:style-name="P26"/>
      <text:p text:style-name="P26"/>
      <text:p text:style-name="P26"/>
      <text:p text:style-name="P17"/>
      <text:p text:style-name="P17"/>
      <text:p text:style-name="P17"/>
      <text:p text:style-name="P17"/>
      <text:p text:style-name="P17"/>
      <text:p text:style-name="P17"/>
      <text:p text:style-name="P17"/>
      <text:p text:style-name="P22"><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7"/>
      <text:p text:style-name="P1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24T18:07:10.577000000</dc:date>
    <meta:editing-duration>P29DT8H38M50S</meta:editing-duration>
    <meta:editing-cycles>422</meta:editing-cycles>
    <meta:generator>LibreOffice/4.1.2.3$Windows_x86 LibreOffice_project/40b2d7fde7e8d2d7bc5a449dc65df4d08a7dd38</meta:generator>
    <meta:document-statistic meta:table-count="0" meta:image-count="0" meta:object-count="0" meta:page-count="97" meta:paragraph-count="1882" meta:word-count="41486" meta:character-count="277351" meta:non-whitespace-character-count="236031"/>
  </office:meta>
</office:document-meta>
</file>